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7.567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09cm"/>
    </style:style>
    <style:style style:name="co4" style:family="table-column">
      <style:table-column-properties fo:break-before="auto" style:column-width="5.503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4.921cm"/>
    </style:style>
    <style:style style:name="co8" style:family="table-column">
      <style:table-column-properties fo:break-before="auto" style:column-width="3.948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2.011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2.614cm"/>
    </style:style>
    <style:style style:name="co17" style:family="table-column">
      <style:table-column-properties fo:break-before="auto" style:column-width="2.395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2.196cm"/>
    </style:style>
    <style:style style:name="ro1" style:family="table-row">
      <style:table-row-properties style:row-height="0.88cm" fo:break-before="auto" style:use-optimal-row-height="false"/>
    </style:style>
    <style:style style:name="ro2" style:family="table-row">
      <style:table-row-properties style:row-height="0.649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251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85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028cm" fo:break-before="auto" style:use-optimal-row-height="true"/>
    </style:style>
    <style:style style:name="ro9" style:family="table-row">
      <style:table-row-properties style:row-height="2.244cm" fo:break-before="auto" style:use-optimal-row-height="false"/>
    </style:style>
    <style:style style:name="ro10" style:family="table-row">
      <style:table-row-properties style:row-height="0.721cm" fo:break-before="auto" style:use-optimal-row-height="false"/>
    </style:style>
    <style:style style:name="ro11" style:family="table-row">
      <style:table-row-properties style:row-height="0.656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96cm" fo:break-before="auto" style:use-optimal-row-height="false"/>
    </style:style>
    <style:style style:name="ro15" style:family="table-row">
      <style:table-row-properties style:row-height="0.616cm" fo:break-before="auto" style:use-optimal-row-height="false"/>
    </style:style>
    <style:style style:name="ro16" style:family="table-row">
      <style:table-row-properties style:row-height="0.676cm" fo:break-before="auto" style:use-optimal-row-height="false"/>
    </style:style>
    <style:style style:name="ro17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0.68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1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8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8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93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94" style:family="table-cell" style:parent-style-name="Default" style:data-style-name="N0"/>
    <style:style style:name="ce97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9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0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107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108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10" style:family="table-cell" style:parent-style-name="Default" style:data-style-name="N0">
      <style:table-cell-properties fo:background-color="#afd095" fo:border="0.74pt solid #000000" style:vertical-align="middle"/>
      <style:text-properties fo:color="#000000" fo:font-weight="bold" style:font-weight-asian="bold" style:font-weight-complex="bold"/>
    </style:style>
    <style:style style:name="ce111" style:family="table-cell" style:parent-style-name="Default" style:data-style-name="N0">
      <style:table-cell-properties fo:border="0.06pt solid #000000" style:vertical-align="middle"/>
    </style:style>
    <style:style style:name="ce112" style:family="table-cell" style:parent-style-name="Default" style:data-style-name="N0">
      <style:text-properties fo:color="#000000" style:font-name="Calibri" fo:font-size="12pt" style:font-name-asian="Calibri1" style:font-size-asian="12pt" style:font-name-complex="Calibri1" style:font-size-complex="12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afd095" fo:border="0.06pt solid #000000" style:vertical-align="middle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3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 fo:margin-left="0cm"/>
      <style:text-properties fo:color="#000000"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1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8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fo:color="#000000"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2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9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 fo:margin-left="0cm"/>
    </style:style>
    <style:style style:name="ce90" style:family="table-cell" style:parent-style-name="Default" style:data-style-name="N0">
      <style:table-cell-properties fo:background-color="#ff6d6d" style:text-align-source="fix" style:repeat-content="false" fo:border="none" style:vertical-align="middle"/>
      <style:paragraph-properties fo:text-align="center"/>
    </style:style>
    <style:style style:name="ce127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 fo:margin-left="0cm"/>
    </style:style>
    <style:style style:name="ce92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31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4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44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color="#000000" fo:font-weight="bold" style:font-weight-asian="bold" style:font-weight-complex="bold"/>
    </style:style>
    <style:style style:name="ce57" style:family="table-cell" style:parent-style-name="Default" style:data-style-name="N0">
      <style:table-cell-properties fo:border="0.06pt solid #000000" style:vertical-align="middle"/>
    </style:style>
    <style:style style:name="T1" style:family="text">
      <style:text-properties fo:color="#000000" style:font-name="Calibri1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Calibri1" style:font-name-complex="Calibri1" style:font-size-asian="24pt" style:font-size-complex="2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94"/>
        <table:table-column table:style-name="co2" table:default-cell-style-name="ce94"/>
        <table:table-column table:style-name="co3" table:default-cell-style-name="ce94"/>
        <table:table-column table:style-name="co4" table:number-columns-repeated="4" table:default-cell-style-name="ce94"/>
        <table:table-column table:style-name="co5" table:default-cell-style-name="ce94"/>
        <table:table-column table:style-name="co6" table:number-columns-repeated="16376" table:default-cell-style-name="ce94"/>
        <table:table-row table:style-name="ro1">
          <table:table-cell table:style-name="ce81" office:value-type="string" calcext:value-type="string">
            <text:p>Model</text:p>
          </table:table-cell>
          <table:table-cell table:style-name="ce81" office:value-type="string" calcext:value-type="string">
            <text:p>Test name</text:p>
          </table:table-cell>
          <table:table-cell table:style-name="ce98" office:value-type="string" calcext:value-type="string">
            <text:p>EER (%)</text:p>
          </table:table-cell>
          <table:table-cell table:style-name="ce98" office:value-type="string" calcext:value-type="string">
            <text:p>BPCR (0.10%) @ APCR =</text:p>
          </table:table-cell>
          <table:table-cell table:style-name="ce98" office:value-type="string" calcext:value-type="string">
            <text:p>BPCR (1.00%) @ APCR =</text:p>
          </table:table-cell>
          <table:table-cell table:style-name="ce98" office:value-type="string" calcext:value-type="string">
            <text:p>BPCR (10.00%) @ APCR =</text:p>
          </table:table-cell>
          <table:table-cell table:style-name="ce98" office:value-type="string" calcext:value-type="string">
            <text:p>BPCR (20.00%) @ APCR =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2" office:value-type="string" calcext:value-type="string">
            <text:p>amsl</text:p>
          </table:table-cell>
          <table:table-cell table:style-name="ce99" office:value-type="string" calcext:value-type="string">
            <text:p>12.74 %</text:p>
          </table:table-cell>
          <table:table-cell table:style-name="ce104" office:value-type="string" calcext:value-type="string">
            <text:p>100.00 %</text:p>
          </table:table-cell>
          <table:table-cell table:style-name="ce104" office:value-type="string" calcext:value-type="string">
            <text:p>68.78 %</text:p>
          </table:table-cell>
          <table:table-cell table:style-name="ce104" office:value-type="string" calcext:value-type="string">
            <text:p>15.86 %</text:p>
          </table:table-cell>
          <table:table-cell table:style-name="ce104" office:value-type="string" calcext:value-type="string">
            <text:p>7.82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15.18 %</text:p>
          </table:table-cell>
          <table:table-cell table:style-name="ce88" office:value-type="string" calcext:value-type="string">
            <text:p>76.47 %</text:p>
          </table:table-cell>
          <table:table-cell table:style-name="ce88" office:value-type="string" calcext:value-type="string">
            <text:p>49.51 %</text:p>
          </table:table-cell>
          <table:table-cell table:style-name="ce88" office:value-type="string" calcext:value-type="string">
            <text:p>21.08 %</text:p>
          </table:table-cell>
          <table:table-cell table:style-name="ce88" office:value-type="string" calcext:value-type="string">
            <text:p>11.76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2.32 %</text:p>
          </table:table-cell>
          <table:table-cell table:style-name="ce88" office:value-type="string" calcext:value-type="string">
            <text:p>66.43 %</text:p>
          </table:table-cell>
          <table:table-cell table:style-name="ce88" office:value-type="string" calcext:value-type="string">
            <text:p>63.95 %</text:p>
          </table:table-cell>
          <table:table-cell table:style-name="ce88" office:value-type="string" calcext:value-type="string">
            <text:p>59.81 %</text:p>
          </table:table-cell>
          <table:table-cell table:style-name="ce88" office:value-type="string" calcext:value-type="string">
            <text:p>58.20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4" office:value-type="string" calcext:value-type="string">
            <text:p>facemorpher</text:p>
          </table:table-cell>
          <table:table-cell table:style-name="ce100" office:value-type="string" calcext:value-type="string">
            <text:p>0.49 %</text:p>
          </table:table-cell>
          <table:table-cell table:style-name="ce105" office:value-type="string" calcext:value-type="string">
            <text:p>100.00 %</text:p>
          </table:table-cell>
          <table:table-cell table:style-name="ce105" office:value-type="string" calcext:value-type="string">
            <text:p>0.49 %</text:p>
          </table:table-cell>
          <table:table-cell table:number-columns-repeated="2" table:style-name="ce105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3.87 %</text:p>
          </table:table-cell>
          <table:table-cell table:style-name="ce88" office:value-type="string" calcext:value-type="string">
            <text:p>63.24 %</text:p>
          </table:table-cell>
          <table:table-cell table:style-name="ce88" office:value-type="string" calcext:value-type="string">
            <text:p>23.53 %</text:p>
          </table:table-cell>
          <table:table-cell table:number-columns-repeated="2" table:style-name="ce88" office:value-type="string" calcext:value-type="string">
            <text:p>0.49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23 %</text:p>
          </table:table-cell>
          <table:table-cell table:style-name="ce88" office:value-type="string" calcext:value-type="string">
            <text:p>5.56 %</text:p>
          </table:table-cell>
          <table:table-cell table:style-name="ce88" office:value-type="string" calcext:value-type="string">
            <text:p>5.40 %</text:p>
          </table:table-cell>
          <table:table-cell table:style-name="ce88" office:value-type="string" calcext:value-type="string">
            <text:p>5.23%</text:p>
          </table:table-cell>
          <table:table-cell table:style-name="ce88" office:value-type="string" calcext:value-type="string">
            <text:p>5.07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5" office:value-type="string" calcext:value-type="string">
            <text:p>opencv</text:p>
          </table:table-cell>
          <table:table-cell table:style-name="ce101" office:value-type="string" calcext:value-type="string">
            <text:p>0.57 %</text:p>
          </table:table-cell>
          <table:table-cell table:style-name="ce106" office:value-type="string" calcext:value-type="string">
            <text:p>100.00 %</text:p>
          </table:table-cell>
          <table:table-cell table:number-columns-repeated="3" table:style-name="ce106" office:value-type="string" calcext:value-type="string">
            <text:p>0.57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4.39 %</text:p>
          </table:table-cell>
          <table:table-cell table:style-name="ce88" office:value-type="string" calcext:value-type="string">
            <text:p>64.22 %</text:p>
          </table:table-cell>
          <table:table-cell table:style-name="ce88" office:value-type="string" calcext:value-type="string">
            <text:p>26.47 %</text:p>
          </table:table-cell>
          <table:table-cell table:style-name="ce88" office:value-type="string" calcext:value-type="string">
            <text:p>1.96 %</text:p>
          </table:table-cell>
          <table:table-cell table:style-name="ce88" office:value-type="string" calcext:value-type="string">
            <text:p>1.47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15 %</text:p>
          </table:table-cell>
          <table:table-cell table:style-name="ce88" office:value-type="string" calcext:value-type="string">
            <text:p>5.48 %</text:p>
          </table:table-cell>
          <table:table-cell table:style-name="ce88" office:value-type="string" calcext:value-type="string">
            <text:p>5.24 %</text:p>
          </table:table-cell>
          <table:table-cell table:style-name="ce88" office:value-type="string" calcext:value-type="string">
            <text:p>5.15 %</text:p>
          </table:table-cell>
          <table:table-cell table:style-name="ce88" office:value-type="string" calcext:value-type="string">
            <text:p>4.99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6" office:value-type="string" calcext:value-type="string">
            <text:p>models/mixfacenet_SMDD_stylegan.pth</text:p>
          </table:table-cell>
          <table:table-cell table:style-name="ce86" office:value-type="string" calcext:value-type="string">
            <text:p>stylegan</text:p>
          </table:table-cell>
          <table:table-cell table:style-name="ce102" office:value-type="string" calcext:value-type="string">
            <text:p>9.82 %</text:p>
          </table:table-cell>
          <table:table-cell table:style-name="ce107" office:value-type="string" calcext:value-type="string">
            <text:p>100.00 %</text:p>
          </table:table-cell>
          <table:table-cell table:style-name="ce107" office:value-type="string" calcext:value-type="string">
            <text:p>41.73 %</text:p>
          </table:table-cell>
          <table:table-cell table:style-name="ce107" office:value-type="string" calcext:value-type="string">
            <text:p>9.98 %</text:p>
          </table:table-cell>
          <table:table-cell table:style-name="ce107" office:value-type="string" calcext:value-type="string">
            <text:p>5.16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8.99 %</text:p>
          </table:table-cell>
          <table:table-cell table:style-name="ce88" office:value-type="string" calcext:value-type="string">
            <text:p>79.90 %</text:p>
          </table:table-cell>
          <table:table-cell table:style-name="ce88" office:value-type="string" calcext:value-type="string">
            <text:p>42.16 %</text:p>
          </table:table-cell>
          <table:table-cell table:style-name="ce88" office:value-type="string" calcext:value-type="string">
            <text:p>8.82 %</text:p>
          </table:table-cell>
          <table:table-cell table:style-name="ce88" office:value-type="string" calcext:value-type="string">
            <text:p>4.41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number-columns-repeated="5" table:style-name="ce88" office:value-type="string" calcext:value-type="string">
            <text:p>0.0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7" office:value-type="string" calcext:value-type="string">
            <text:p>webmorph</text:p>
          </table:table-cell>
          <table:table-cell table:style-name="ce103" office:value-type="string" calcext:value-type="string">
            <text:p>7.53 %</text:p>
          </table:table-cell>
          <table:table-cell table:style-name="ce108" office:value-type="string" calcext:value-type="string">
            <text:p>100.00 %</text:p>
          </table:table-cell>
          <table:table-cell table:style-name="ce108" office:value-type="string" calcext:value-type="string">
            <text:p>43.90 %</text:p>
          </table:table-cell>
          <table:table-cell table:style-name="ce108" office:value-type="string" calcext:value-type="string">
            <text:p>6.96 %</text:p>
          </table:table-cell>
          <table:table-cell table:style-name="ce108" office:value-type="string" calcext:value-type="string">
            <text:p>4.59 %</text:p>
          </table:table-cell>
          <table:table-cell table:number-columns-repeated="16377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12.35 %</text:p>
          </table:table-cell>
          <table:table-cell table:style-name="ce88" office:value-type="string" calcext:value-type="string">
            <text:p>90.69 %</text:p>
          </table:table-cell>
          <table:table-cell table:style-name="ce88" office:value-type="string" calcext:value-type="string">
            <text:p>80.39 %</text:p>
          </table:table-cell>
          <table:table-cell table:style-name="ce88" office:value-type="string" calcext:value-type="string">
            <text:p>15.20 %</text:p>
          </table:table-cell>
          <table:table-cell table:style-name="ce88" office:value-type="string" calcext:value-type="string">
            <text:p>7.84 %</text:p>
          </table:table-cell>
          <table:table-cell table:style-name="ce109" office:value-type="string" calcext:value-type="string">
            <text:p>PAPER</text:p>
          </table:table-cell>
          <table:table-cell table:number-columns-repeated="16376"/>
        </table:table-row>
        <table:table-row table:style-name="ro2">
          <table:table-cell table:style-name="ce83" table:number-columns-repeated="2"/>
          <table:table-cell table:style-name="ce88" office:value-type="string" calcext:value-type="string">
            <text:p>5.24 %</text:p>
          </table:table-cell>
          <table:table-cell table:style-name="ce88" office:value-type="string" calcext:value-type="string">
            <text:p>5.56 %</text:p>
          </table:table-cell>
          <table:table-cell table:style-name="ce88" office:value-type="string" calcext:value-type="string">
            <text:p>5.40 %</text:p>
          </table:table-cell>
          <table:table-cell table:number-columns-repeated="2" table:style-name="ce88" office:value-type="string" calcext:value-type="string">
            <text:p>5.15 %</text:p>
          </table:table-cell>
          <table:table-cell table:style-name="ce109" office:value-type="string" calcext:value-type="string">
            <text:p>TESISTI</text:p>
          </table:table-cell>
          <table:table-cell table:number-columns-repeated="16376"/>
        </table:table-row>
        <table:table-row table:style-name="ro2" table:number-rows-repeated="2">
          <table:table-cell table:style-name="ce83" table:number-columns-repeated="2"/>
          <table:table-cell table:style-name="ce88" table:number-columns-repeated="5"/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0.49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0.33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0.98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.55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5.4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34.70 %</text:p>
          </table:table-cell>
          <table:table-cell table:style-name="ce88" office:value-type="string" calcext:value-type="string">
            <text:p>2.62 %</text:p>
          </table:table-cell>
          <table:table-cell table:style-name="ce88" office:value-type="string" calcext:value-type="string">
            <text:p>0.90 %</text:p>
          </table:table-cell>
          <table:table-cell table:number-columns-repeated="16377"/>
        </table:table-row>
        <table:table-row table:style-name="ro2">
          <table:table-cell table:style-name="ce82" office:value-type="string" calcext:value-type="string">
            <text:p>models/mixfacenet_SMDD_amsl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5.41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1.59 %</text:p>
          </table:table-cell>
          <table:table-cell table:style-name="ce88" office:value-type="string" calcext:value-type="string">
            <text:p>3.77 %</text:p>
          </table:table-cell>
          <table:table-cell table:style-name="ce88" office:value-type="string" calcext:value-type="string">
            <text:p>1.97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4.5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71.68 %</text:p>
          </table:table-cell>
          <table:table-cell table:style-name="ce88" office:value-type="string" calcext:value-type="string">
            <text:p>44.28 %</text:p>
          </table:table-cell>
          <table:table-cell table:style-name="ce88" office:value-type="string" calcext:value-type="string">
            <text:p>34.53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1.22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.22 %</text:p>
          </table:table-cell>
          <table:table-cell table:number-columns-repeated="2" table:style-name="ce88" office:value-type="string" calcext:value-type="string">
            <text:p>0.16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7.45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2.59 %</text:p>
          </table:table-cell>
          <table:table-cell table:style-name="ce88" office:value-type="string" calcext:value-type="string">
            <text:p>7.45 %</text:p>
          </table:table-cell>
          <table:table-cell table:style-name="ce88" office:value-type="string" calcext:value-type="string">
            <text:p>4.83 %</text:p>
          </table:table-cell>
          <table:table-cell table:number-columns-repeated="16377"/>
        </table:table-row>
        <table:table-row table:style-name="ro2">
          <table:table-cell table:style-name="ce84" office:value-type="string" calcext:value-type="string">
            <text:p>models/mixfacenet_SMDD_facemorpher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10.97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52.09 %</text:p>
          </table:table-cell>
          <table:table-cell table:style-name="ce88" office:value-type="string" calcext:value-type="string">
            <text:p>18.59 %</text:p>
          </table:table-cell>
          <table:table-cell table:style-name="ce88" office:value-type="string" calcext:value-type="string">
            <text:p>10.97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40.60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40.60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0.98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0.98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14.98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14.98 %</text:p>
          </table:table-cell>
          <table:table-cell table:number-columns-repeated="16377"/>
        </table:table-row>
        <table:table-row table:style-name="ro2">
          <table:table-cell table:style-name="ce85" office:value-type="string" calcext:value-type="string">
            <text:p>models/mixfacenet_SMDD_opencv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10.32 %</text:p>
          </table:table-cell>
          <table:table-cell table:style-name="ce88" office:value-type="string" calcext:value-type="string">
            <text:p>100.00 %</text:p>
          </table:table-cell>
          <table:table-cell table:number-columns-repeated="3" table:style-name="ce88" office:value-type="string" calcext:value-type="string">
            <text:p>10.32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5.95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6.60 %</text:p>
          </table:table-cell>
          <table:table-cell table:style-name="ce88" office:value-type="string" calcext:value-type="string">
            <text:p>71.91 %</text:p>
          </table:table-cell>
          <table:table-cell table:style-name="ce88" office:value-type="string" calcext:value-type="string">
            <text:p>57.29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4.58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10.39 %</text:p>
          </table:table-cell>
          <table:table-cell table:style-name="ce88" office:value-type="string" calcext:value-type="string">
            <text:p>2.78 %</text:p>
          </table:table-cell>
          <table:table-cell table:style-name="ce88" office:value-type="string" calcext:value-type="string">
            <text:p>1.55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7.24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35.88 %</text:p>
          </table:table-cell>
          <table:table-cell table:style-name="ce88" office:value-type="string" calcext:value-type="string">
            <text:p>6.75 %</text:p>
          </table:table-cell>
          <table:table-cell table:style-name="ce88" office:value-type="string" calcext:value-type="string">
            <text:p>4.15 %</text:p>
          </table:table-cell>
          <table:table-cell table:number-columns-repeated="16377"/>
        </table:table-row>
        <table:table-row table:style-name="ro2">
          <table:table-cell table:style-name="ce93" office:value-type="string" calcext:value-type="string">
            <text:p>models/mixfacenet_SMDD_stylegan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28.67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7.38 %</text:p>
          </table:table-cell>
          <table:table-cell table:style-name="ce88" office:value-type="string" calcext:value-type="string">
            <text:p>61.26 %</text:p>
          </table:table-cell>
          <table:table-cell table:style-name="ce88" office:value-type="string" calcext:value-type="string">
            <text:p>39.72 %</text:p>
          </table:table-cell>
          <table:table-cell table:number-columns-repeated="16377"/>
        </table:table-row>
        <table:table-row table:style-name="ro2">
          <table:table-cell table:style-name="ce88" table:number-columns-repeated="7"/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18.5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6.67 %</text:p>
          </table:table-cell>
          <table:table-cell table:style-name="ce88" office:value-type="string" calcext:value-type="string">
            <text:p>26.90 %</text:p>
          </table:table-cell>
          <table:table-cell table:style-name="ce88" office:value-type="string" calcext:value-type="string">
            <text:p>17.38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1.8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.62 %</text:p>
          </table:table-cell>
          <table:table-cell table:style-name="ce88" office:value-type="string" calcext:value-type="string">
            <text:p>0.82 %</text:p>
          </table:table-cell>
          <table:table-cell table:style-name="ce88" office:value-type="string" calcext:value-type="string">
            <text:p>0.41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1.79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2.69 %</text:p>
          </table:table-cell>
          <table:table-cell table:style-name="ce88" office:value-type="string" calcext:value-type="string">
            <text:p>1.22 %</text:p>
          </table:table-cell>
          <table:table-cell table:style-name="ce88" office:value-type="string" calcext:value-type="string">
            <text:p>0.81 %</text:p>
          </table:table-cell>
          <table:table-cell table:number-columns-repeated="16377"/>
        </table:table-row>
        <table:table-row table:style-name="ro2">
          <table:table-cell table:style-name="ce87" office:value-type="string" calcext:value-type="string">
            <text:p>models/mixfacenet_SMDD_webmorph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18.33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61.78 %</text:p>
          </table:table-cell>
          <table:table-cell table:style-name="ce88" office:value-type="string" calcext:value-type="string">
            <text:p>24.14 %</text:p>
          </table:table-cell>
          <table:table-cell table:style-name="ce88" office:value-type="string" calcext:value-type="string">
            <text:p>17.59 %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2" office:value-type="string" calcext:value-type="string">
            <text:p>amsl</text:p>
          </table:table-cell>
          <table:table-cell table:style-name="ce88" office:value-type="string" calcext:value-type="string">
            <text:p>34.30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5.95 %</text:p>
          </table:table-cell>
          <table:table-cell table:style-name="ce88" office:value-type="string" calcext:value-type="string">
            <text:p>76.00 %</text:p>
          </table:table-cell>
          <table:table-cell table:style-name="ce88" office:value-type="string" calcext:value-type="string">
            <text:p>56.46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4" office:value-type="string" calcext:value-type="string">
            <text:p>facemorpher</text:p>
          </table:table-cell>
          <table:table-cell table:style-name="ce88" office:value-type="string" calcext:value-type="string">
            <text:p>28.40 %</text:p>
          </table:table-cell>
          <table:table-cell table:number-columns-repeated="3" table:style-name="ce88" office:value-type="string" calcext:value-type="string">
            <text:p>100.00 %</text:p>
          </table:table-cell>
          <table:table-cell table:style-name="ce88" office:value-type="string" calcext:value-type="string">
            <text:p>99.67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5" office:value-type="string" calcext:value-type="string">
            <text:p>opencv</text:p>
          </table:table-cell>
          <table:table-cell table:style-name="ce88" office:value-type="string" calcext:value-type="string">
            <text:p>28.89 %</text:p>
          </table:table-cell>
          <table:table-cell table:number-columns-repeated="2" table:style-name="ce88" office:value-type="string" calcext:value-type="string">
            <text:p>100.00 %</text:p>
          </table:table-cell>
          <table:table-cell table:style-name="ce88" office:value-type="string" calcext:value-type="string">
            <text:p>99.84 %</text:p>
          </table:table-cell>
          <table:table-cell table:style-name="ce88" office:value-type="string" calcext:value-type="string">
            <text:p>98.37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93" office:value-type="string" calcext:value-type="string">
            <text:p>stylegan</text:p>
          </table:table-cell>
          <table:table-cell table:style-name="ce88" office:value-type="string" calcext:value-type="string">
            <text:p>26.92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8.69 %</text:p>
          </table:table-cell>
          <table:table-cell table:style-name="ce88" office:value-type="string" calcext:value-type="string">
            <text:p>86.66 %</text:p>
          </table:table-cell>
          <table:table-cell table:style-name="ce88" office:value-type="string" calcext:value-type="string">
            <text:p>68.25 %</text:p>
          </table:table-cell>
          <table:table-cell table:number-columns-repeated="16377"/>
        </table:table-row>
        <table:table-row table:style-name="ro2">
          <table:table-cell table:style-name="ce97" office:value-type="string" calcext:value-type="string">
            <text:p>models/mixfacenet_SMDD_no_shuffle.pth</text:p>
          </table:table-cell>
          <table:table-cell table:style-name="ce87" office:value-type="string" calcext:value-type="string">
            <text:p>webmorph</text:p>
          </table:table-cell>
          <table:table-cell table:style-name="ce88" office:value-type="string" calcext:value-type="string">
            <text:p>31.04 %</text:p>
          </table:table-cell>
          <table:table-cell table:style-name="ce88" office:value-type="string" calcext:value-type="string">
            <text:p>100.00 %</text:p>
          </table:table-cell>
          <table:table-cell table:style-name="ce88" office:value-type="string" calcext:value-type="string">
            <text:p>95.33 %</text:p>
          </table:table-cell>
          <table:table-cell table:style-name="ce88" office:value-type="string" calcext:value-type="string">
            <text:p>70.68 %</text:p>
          </table:table-cell>
          <table:table-cell table:style-name="ce88" office:value-type="string" calcext:value-type="string">
            <text:p>49.88 %</text:p>
          </table:table-cell>
          <table:table-cell table:number-columns-repeated="16377"/>
        </table:table-row>
        <table:table-row table:style-name="ro3" table:number-rows-repeated="104852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7" table:number-columns-repeated="20" table:default-cell-style-name="ce94"/>
        <table:table-column table:style-name="co6" table:number-columns-repeated="16364" table:default-cell-style-name="ce94"/>
        <table:table-row table:style-name="ro4">
          <table:table-cell/>
          <table:table-cell table:style-name="ce28" office:value-type="string" calcext:value-type="string" table:number-columns-spanned="3" table:number-rows-spanned="1">
            <text:p>TESISTI</text:p>
          </table:table-cell>
          <table:covered-table-cell table:number-columns-repeated="2"/>
          <table:table-cell table:number-columns-repeated="2"/>
          <table:table-cell table:style-name="ce33" office:value-type="string" calcext:value-type="string" table:number-columns-spanned="3" table:number-rows-spanned="1">
            <text:p>VarianceThreshold (Not Merged)</text:p>
          </table:table-cell>
          <table:covered-table-cell table:number-columns-repeated="2" table:style-name="ce27"/>
          <table:table-cell table:style-name="ce33" office:value-type="string" calcext:value-type="string" table:number-columns-spanned="3" table:number-rows-spanned="1">
            <text:p>PCA (Not Merged)</text:p>
          </table:table-cell>
          <table:covered-table-cell table:number-columns-repeated="2" table:style-name="ce27"/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0" office:value-type="string" calcext:value-type="string">
            <text:p>Accuracy</text:p>
          </table:table-cell>
          <table:table-cell table:style-name="ce114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/>
          <table:table-cell table:style-name="ce116" office:value-type="string" calcext:value-type="string">
            <text:p>Accuracy</text:p>
          </table:table-cell>
          <table:table-cell table:style-name="ce118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 table:style-name="ce114" office:value-type="string" calcext:value-type="string">
            <text:p>DecisionTreeClassifier()</text:p>
          </table:table-cell>
          <table:table-cell table:style-name="ce114" office:value-type="string" calcext:value-type="string">
            <text:p>RandomForestClassifier()</text:p>
          </table:table-cell>
          <table:table-cell table:style-name="ce114" office:value-type="string" calcext:value-type="string">
            <text:p>GaussianNB()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AMSL</text:p>
          </table:table-cell>
          <table:table-cell table:style-name="ce115" office:value-type="string" calcext:value-type="string">
            <text:p>44%</text:p>
          </table:table-cell>
          <table:table-cell table:style-name="ce115" office:value-type="string" calcext:value-type="string">
            <text:p>39%</text:p>
          </table:table-cell>
          <table:table-cell table:style-name="ce115" office:value-type="string" calcext:value-type="string">
            <text:p>29%</text:p>
          </table:table-cell>
          <table:table-cell/>
          <table:table-cell table:style-name="ce117" office:value-type="string" calcext:value-type="string">
            <text:p>AMSL</text:p>
          </table:table-cell>
          <table:table-cell table:style-name="ce119" office:value-type="percentage" office:value="0.1635" calcext:value-type="percentage">
            <text:p>16,35%</text:p>
          </table:table-cell>
          <table:table-cell table:style-name="ce119" office:value-type="percentage" office:value="0.1433" calcext:value-type="percentage">
            <text:p>14,33%</text:p>
          </table:table-cell>
          <table:table-cell table:style-name="ce119" office:value-type="percentage" office:value="0.3321" calcext:value-type="percentage">
            <text:p>33,21%</text:p>
          </table:table-cell>
          <table:table-cell table:style-name="ce119" office:value-type="percentage" office:value="0.1568" calcext:value-type="percentage">
            <text:p>15,68%</text:p>
          </table:table-cell>
          <table:table-cell table:style-name="ce119" office:value-type="percentage" office:value="0.1143" calcext:value-type="percentage">
            <text:p>11,43%</text:p>
          </table:table-cell>
          <table:table-cell table:style-name="ce119" office:value-type="percentage" office:value="0.2236" calcext:value-type="percentage">
            <text:p>22,36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FaceMorpher</text:p>
          </table:table-cell>
          <table:table-cell table:style-name="ce115" office:value-type="string" calcext:value-type="string">
            <text:p>57%</text:p>
          </table:table-cell>
          <table:table-cell table:style-name="ce115" office:value-type="string" calcext:value-type="string">
            <text:p>33%</text:p>
          </table:table-cell>
          <table:table-cell table:style-name="ce115" office:value-type="string" calcext:value-type="string">
            <text:p>49%</text:p>
          </table:table-cell>
          <table:table-cell/>
          <table:table-cell table:style-name="ce111" office:value-type="string" calcext:value-type="string">
            <text:p>FaceMorpher</text:p>
          </table:table-cell>
          <table:table-cell table:style-name="ce119" office:value-type="percentage" office:value="0.7623" calcext:value-type="percentage">
            <text:p>76,23%</text:p>
          </table:table-cell>
          <table:table-cell table:style-name="ce119" office:value-type="percentage" office:value="0.8043" calcext:value-type="percentage">
            <text:p>80,43%</text:p>
          </table:table-cell>
          <table:table-cell table:style-name="ce119" office:value-type="percentage" office:value="0.8478" calcext:value-type="percentage">
            <text:p>84,78%</text:p>
          </table:table-cell>
          <table:table-cell table:style-name="ce119" office:value-type="percentage" office:value="0.8163" calcext:value-type="percentage">
            <text:p>81,63%</text:p>
          </table:table-cell>
          <table:table-cell table:style-name="ce119" office:value-type="percentage" office:value="0.8072" calcext:value-type="percentage">
            <text:p>80,72%</text:p>
          </table:table-cell>
          <table:table-cell table:style-name="ce119" office:value-type="percentage" office:value="0.8352" calcext:value-type="percentage">
            <text:p>83,52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OpenCV</text:p>
          </table:table-cell>
          <table:table-cell table:style-name="ce115" office:value-type="string" calcext:value-type="string">
            <text:p>55%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50%</text:p>
          </table:table-cell>
          <table:table-cell/>
          <table:table-cell table:style-name="ce111" office:value-type="string" calcext:value-type="string">
            <text:p>OpenCV</text:p>
          </table:table-cell>
          <table:table-cell table:style-name="ce119" office:value-type="percentage" office:value="0.7781" calcext:value-type="percentage">
            <text:p>77,81%</text:p>
          </table:table-cell>
          <table:table-cell table:style-name="ce119" office:value-type="percentage" office:value="0.7927" calcext:value-type="percentage">
            <text:p>79,27%</text:p>
          </table:table-cell>
          <table:table-cell table:style-name="ce119" office:value-type="percentage" office:value="0.6141" calcext:value-type="percentage">
            <text:p>61,41%</text:p>
          </table:table-cell>
          <table:table-cell table:style-name="ce119" office:value-type="percentage" office:value="0.702" calcext:value-type="percentage">
            <text:p>70,20%</text:p>
          </table:table-cell>
          <table:table-cell table:style-name="ce119" office:value-type="percentage" office:value="0.6895" calcext:value-type="percentage">
            <text:p>68,95%</text:p>
          </table:table-cell>
          <table:table-cell table:style-name="ce119" office:value-type="percentage" office:value="0.5673" calcext:value-type="percentage">
            <text:p>56,73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StyleGAN</text:p>
          </table:table-cell>
          <table:table-cell table:style-name="ce115" office:value-type="string" calcext:value-type="string">
            <text:p>43%</text:p>
          </table:table-cell>
          <table:table-cell table:style-name="ce115" office:value-type="string" calcext:value-type="string">
            <text:p>33%</text:p>
          </table:table-cell>
          <table:table-cell table:style-name="ce115" office:value-type="string" calcext:value-type="string">
            <text:p>54%</text:p>
          </table:table-cell>
          <table:table-cell/>
          <table:table-cell table:style-name="ce111" office:value-type="string" calcext:value-type="string">
            <text:p>StyleGAN</text:p>
          </table:table-cell>
          <table:table-cell table:style-name="ce119" office:value-type="percentage" office:value="0.7006" calcext:value-type="percentage">
            <text:p>70,06%</text:p>
          </table:table-cell>
          <table:table-cell table:style-name="ce119" office:value-type="percentage" office:value="0.6978" calcext:value-type="percentage">
            <text:p>69,78%</text:p>
          </table:table-cell>
          <table:table-cell table:style-name="ce119" office:value-type="percentage" office:value="0.6456" calcext:value-type="percentage">
            <text:p>64,56%</text:p>
          </table:table-cell>
          <table:table-cell table:style-name="ce119" office:value-type="percentage" office:value="0.6564" calcext:value-type="percentage">
            <text:p>65,64%</text:p>
          </table:table-cell>
          <table:table-cell table:style-name="ce119" office:value-type="percentage" office:value="0.6304" calcext:value-type="percentage">
            <text:p>63,04%</text:p>
          </table:table-cell>
          <table:table-cell table:style-name="ce119" office:value-type="percentage" office:value="0.636" calcext:value-type="percentage">
            <text:p>63,60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WebMorph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29%</text:p>
          </table:table-cell>
          <table:table-cell table:style-name="ce115" office:value-type="string" calcext:value-type="string">
            <text:p>51%</text:p>
          </table:table-cell>
          <table:table-cell/>
          <table:table-cell table:style-name="ce111" office:value-type="string" calcext:value-type="string">
            <text:p>WebMorph</text:p>
          </table:table-cell>
          <table:table-cell table:style-name="ce119" office:value-type="percentage" office:value="0.1628" calcext:value-type="percentage">
            <text:p>16,28%</text:p>
          </table:table-cell>
          <table:table-cell table:style-name="ce119" office:value-type="percentage" office:value="0.1467" calcext:value-type="percentage">
            <text:p>14,67%</text:p>
          </table:table-cell>
          <table:table-cell table:style-name="ce119" office:value-type="percentage" office:value="0.1446" calcext:value-type="percentage">
            <text:p>14,46%</text:p>
          </table:table-cell>
          <table:table-cell table:style-name="ce119" office:value-type="percentage" office:value="0.16" calcext:value-type="percentage">
            <text:p>16,00%</text:p>
          </table:table-cell>
          <table:table-cell table:number-columns-repeated="2" table:style-name="ce119" office:value-type="percentage" office:value="0.146" calcext:value-type="percentage">
            <text:p>14,60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5">
          <table:table-cell table:style-name="ce111" office:value-type="string" calcext:value-type="string">
            <text:p>MEDIA</text:p>
          </table:table-cell>
          <table:table-cell table:style-name="ce115" office:value-type="string" calcext:value-type="string">
            <text:p>47%</text:p>
          </table:table-cell>
          <table:table-cell table:style-name="ce115" office:value-type="string" calcext:value-type="string">
            <text:p>34%</text:p>
          </table:table-cell>
          <table:table-cell table:style-name="ce115" office:value-type="string" calcext:value-type="string">
            <text:p>47%</text:p>
          </table:table-cell>
          <table:table-cell/>
          <table:table-cell table:style-name="ce111" office:value-type="string" calcext:value-type="string">
            <text:p>MEDIA</text:p>
          </table:table-cell>
          <table:table-cell table:style-name="ce119" table:formula="of:=AVERAGE([.G3:.G7])" office:value-type="percentage" office:value="0.51346" calcext:value-type="percentage">
            <text:p>51,35%</text:p>
          </table:table-cell>
          <table:table-cell table:style-name="ce119" table:formula="of:=AVERAGE([.H3:.H7])" office:value-type="percentage" office:value="0.51696" calcext:value-type="percentage">
            <text:p>51,70%</text:p>
          </table:table-cell>
          <table:table-cell table:style-name="ce119" table:formula="of:=AVERAGE([.I3:.I7])" office:value-type="percentage" office:value="0.51684" calcext:value-type="percentage">
            <text:p>51,68%</text:p>
          </table:table-cell>
          <table:table-cell table:style-name="ce119" table:formula="of:=AVERAGE([.J3:.J7])" office:value-type="percentage" office:value="0.4983" calcext:value-type="percentage">
            <text:p>49,83%</text:p>
          </table:table-cell>
          <table:table-cell table:style-name="ce119" table:formula="of:=AVERAGE([.K3:.K7])" office:value-type="percentage" office:value="0.47748" calcext:value-type="percentage">
            <text:p>47,75%</text:p>
          </table:table-cell>
          <table:table-cell table:style-name="ce119" table:formula="of:=AVERAGE([.L3:.L7])" office:value-type="percentage" office:value="0.48162" calcext:value-type="percentage">
            <text:p>48,16%</text:p>
          </table:table-cell>
          <table:table-cell/>
          <table:table-cell table:style-name="Default" table:number-columns-repeated="7"/>
          <table:table-cell table:number-columns-repeated="16364"/>
        </table:table-row>
        <table:table-row table:style-name="ro6">
          <table:table-cell table:style-name="ce112" table:number-columns-repeated="20"/>
          <table:table-cell table:number-columns-repeated="16364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6"/>
          <table:table-cell table:style-name="ce33" office:value-type="string" calcext:value-type="string" table:number-columns-spanned="3" table:number-rows-spanned="1">
            <text:p>VarianceThreshold (Merged)</text:p>
          </table:table-cell>
          <table:covered-table-cell table:number-columns-repeated="2" table:style-name="ce27"/>
          <table:table-cell table:style-name="ce33" office:value-type="string" calcext:value-type="string" table:number-columns-spanned="3" table:number-rows-spanned="1">
            <text:p>PCA (Merged)</text:p>
          </table:table-cell>
          <table:covered-table-cell table:number-columns-repeated="2" table:style-name="ce27"/>
          <table:table-cell table:number-columns-repeated="16372"/>
        </table:table-row>
        <table:table-row table:style-name="ro5">
          <table:table-cell table:number-columns-repeated="5"/>
          <table:table-cell table:style-name="ce116" office:value-type="string" calcext:value-type="string">
            <text:p>Accuracy</text:p>
          </table:table-cell>
          <table:table-cell table:style-name="ce120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style-name="ce121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7" office:value-type="string" calcext:value-type="string">
            <text:p>AMSL</text:p>
          </table:table-cell>
          <table:table-cell table:style-name="ce119" office:value-type="percentage" office:value="0.144" calcext:value-type="percentage">
            <text:p>14,40%</text:p>
          </table:table-cell>
          <table:table-cell table:style-name="ce119" office:value-type="percentage" office:value="0.1436" calcext:value-type="percentage">
            <text:p>14,36%</text:p>
          </table:table-cell>
          <table:table-cell table:style-name="ce119" office:value-type="percentage" office:value="0.137" calcext:value-type="percentage">
            <text:p>13,70%</text:p>
          </table:table-cell>
          <table:table-cell table:style-name="ce119" office:value-type="percentage" office:value="0.1599" calcext:value-type="percentage">
            <text:p>15,99%</text:p>
          </table:table-cell>
          <table:table-cell table:style-name="ce119" office:value-type="percentage" office:value="0.105" calcext:value-type="percentage">
            <text:p>10,50%</text:p>
          </table:table-cell>
          <table:table-cell table:style-name="ce119" office:value-type="percentage" office:value="0.888" calcext:value-type="percentage">
            <text:p>88,80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FaceMorpher</text:p>
          </table:table-cell>
          <table:table-cell table:style-name="ce119" office:value-type="percentage" office:value="0.824" calcext:value-type="percentage">
            <text:p>82,40%</text:p>
          </table:table-cell>
          <table:table-cell table:style-name="ce119" office:value-type="percentage" office:value="0.8255" calcext:value-type="percentage">
            <text:p>82,55%</text:p>
          </table:table-cell>
          <table:table-cell table:style-name="ce119" office:value-type="percentage" office:value="0.7885" calcext:value-type="percentage">
            <text:p>78,85%</text:p>
          </table:table-cell>
          <table:table-cell table:style-name="ce119" office:value-type="percentage" office:value="0.7379" calcext:value-type="percentage">
            <text:p>73,79%</text:p>
          </table:table-cell>
          <table:table-cell table:style-name="ce119" office:value-type="string" calcext:value-type="string">
            <text:p>83.23%</text:p>
          </table:table-cell>
          <table:table-cell table:style-name="ce119" office:value-type="percentage" office:value="0.9872" calcext:value-type="percentage">
            <text:p>98,72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OpenCV</text:p>
          </table:table-cell>
          <table:table-cell table:style-name="ce119" office:value-type="percentage" office:value="0.7543" calcext:value-type="percentage">
            <text:p>75,43%</text:p>
          </table:table-cell>
          <table:table-cell table:style-name="ce119" office:value-type="percentage" office:value="0.737" calcext:value-type="percentage">
            <text:p>73,70%</text:p>
          </table:table-cell>
          <table:table-cell table:style-name="ce119" office:value-type="percentage" office:value="0.7657" calcext:value-type="percentage">
            <text:p>76,57%</text:p>
          </table:table-cell>
          <table:table-cell table:style-name="ce119" office:value-type="percentage" office:value="0.7007" calcext:value-type="percentage">
            <text:p>70,07%</text:p>
          </table:table-cell>
          <table:table-cell table:style-name="ce119" office:value-type="percentage" office:value="0.7581" calcext:value-type="percentage">
            <text:p>75,81%</text:p>
          </table:table-cell>
          <table:table-cell table:style-name="ce119" office:value-type="percentage" office:value="0.9063" calcext:value-type="percentage">
            <text:p>90,63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StyleGAN</text:p>
          </table:table-cell>
          <table:table-cell table:style-name="ce119" office:value-type="percentage" office:value="0.6782" calcext:value-type="percentage">
            <text:p>67,82%</text:p>
          </table:table-cell>
          <table:table-cell table:style-name="ce119" office:value-type="percentage" office:value="0.6805" calcext:value-type="percentage">
            <text:p>68,05%</text:p>
          </table:table-cell>
          <table:table-cell table:style-name="ce119" office:value-type="percentage" office:value="0.6798" calcext:value-type="percentage">
            <text:p>67,98%</text:p>
          </table:table-cell>
          <table:table-cell table:style-name="ce119" office:value-type="percentage" office:value="0.6767" calcext:value-type="percentage">
            <text:p>67,67%</text:p>
          </table:table-cell>
          <table:table-cell table:style-name="ce119" office:value-type="percentage" office:value="0.6934" calcext:value-type="percentage">
            <text:p>69,34%</text:p>
          </table:table-cell>
          <table:table-cell table:style-name="ce119" office:value-type="percentage" office:value="0.9101" calcext:value-type="percentage">
            <text:p>91,01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WebMorph</text:p>
          </table:table-cell>
          <table:table-cell table:style-name="ce119" office:value-type="percentage" office:value="0.0847" calcext:value-type="percentage">
            <text:p>8,47%</text:p>
          </table:table-cell>
          <table:table-cell table:style-name="ce119" office:value-type="percentage" office:value="0.0998" calcext:value-type="percentage">
            <text:p>9,98%</text:p>
          </table:table-cell>
          <table:table-cell table:style-name="ce119" office:value-type="percentage" office:value="0.0884" calcext:value-type="percentage">
            <text:p>8,84%</text:p>
          </table:table-cell>
          <table:table-cell table:style-name="ce119" office:value-type="percentage" office:value="0.0899" calcext:value-type="percentage">
            <text:p>8,99%</text:p>
          </table:table-cell>
          <table:table-cell table:style-name="ce119" office:value-type="percentage" office:value="0.0824" calcext:value-type="percentage">
            <text:p>8,24%</text:p>
          </table:table-cell>
          <table:table-cell table:style-name="ce119" office:value-type="percentage" office:value="0.8927" calcext:value-type="percentage">
            <text:p>89,27%</text:p>
          </table:table-cell>
          <table:table-cell table:number-columns-repeated="16372"/>
        </table:table-row>
        <table:table-row table:style-name="ro5">
          <table:table-cell table:number-columns-repeated="5"/>
          <table:table-cell table:style-name="ce111" office:value-type="string" calcext:value-type="string">
            <text:p>MEDIA</text:p>
          </table:table-cell>
          <table:table-cell table:style-name="ce119" table:formula="of:=AVERAGE([.G13:.G17])" office:value-type="percentage" office:value="0.49704" calcext:value-type="percentage">
            <text:p>49,70%</text:p>
          </table:table-cell>
          <table:table-cell table:style-name="ce119" table:formula="of:=AVERAGE([.H13:.H17])" office:value-type="percentage" office:value="0.49728" calcext:value-type="percentage">
            <text:p>49,73%</text:p>
          </table:table-cell>
          <table:table-cell table:style-name="ce119" table:formula="of:=AVERAGE([.I13:.I17])" office:value-type="percentage" office:value="0.49188" calcext:value-type="percentage">
            <text:p>49,19%</text:p>
          </table:table-cell>
          <table:table-cell table:style-name="ce119" table:formula="of:=AVERAGE([.J13:.J17])" office:value-type="percentage" office:value="0.47302" calcext:value-type="percentage">
            <text:p>47,30%</text:p>
          </table:table-cell>
          <table:table-cell table:style-name="ce119" table:formula="of:=AVERAGE([.K13:.K17])" office:value-type="percentage" office:value="0.409725" calcext:value-type="percentage">
            <text:p>40,97%</text:p>
          </table:table-cell>
          <table:table-cell table:style-name="ce119" table:formula="of:=AVERAGE([.L13:.L17])" office:value-type="percentage" office:value="0.91686" calcext:value-type="percentage">
            <text:p>91,69%</text:p>
          </table:table-cell>
          <table:table-cell table:number-columns-repeated="16372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style-name="ce27" table:number-columns-repeated="6"/>
          <table:table-cell table:style-name="ce33" office:value-type="string" calcext:value-type="string" table:number-columns-spanned="3" table:number-rows-spanned="1">
            <text:p>VarianceThreshold (con Smile)</text:p>
          </table:table-cell>
          <table:covered-table-cell table:number-columns-repeated="2" table:style-name="ce27"/>
          <table:table-cell table:style-name="ce33" office:value-type="string" calcext:value-type="string" table:number-columns-spanned="3" table:number-rows-spanned="1">
            <text:p><text:span text:style-name="T1">PCA (con Smile</text:span>)</text:p>
          </table:table-cell>
          <table:covered-table-cell table:number-columns-repeated="2" table:style-name="ce27"/>
          <table:table-cell table:style-name="ce27" table:number-columns-repeated="16372"/>
        </table:table-row>
        <table:table-row table:style-name="ro6">
          <table:table-cell table:number-columns-repeated="5"/>
          <table:table-cell table:style-name="ce116" office:value-type="string" calcext:value-type="string">
            <text:p>Accuracy</text:p>
          </table:table-cell>
          <table:table-cell table:style-name="ce120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style-name="ce121" office:value-type="string" calcext:value-type="string">
            <text:p>DecisionTreeClassifier()</text:p>
          </table:table-cell>
          <table:table-cell table:style-name="ce121" office:value-type="string" calcext:value-type="string">
            <text:p>RandomForestClassifier()</text:p>
          </table:table-cell>
          <table:table-cell table:style-name="ce121" office:value-type="string" calcext:value-type="string">
            <text:p>GaussianNB()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7" office:value-type="string" calcext:value-type="string">
            <text:p>AMSL</text:p>
          </table:table-cell>
          <table:table-cell table:style-name="ce119" office:value-type="percentage" office:value="0.177" calcext:value-type="percentage">
            <text:p>17,70%</text:p>
          </table:table-cell>
          <table:table-cell table:style-name="ce119" office:value-type="percentage" office:value="0.1476" calcext:value-type="percentage">
            <text:p>14,76%</text:p>
          </table:table-cell>
          <table:table-cell table:style-name="ce119" office:value-type="percentage" office:value="0.91" calcext:value-type="percentage">
            <text:p>91,00%</text:p>
          </table:table-cell>
          <table:table-cell table:style-name="ce119" office:value-type="percentage" office:value="0.1946" calcext:value-type="percentage">
            <text:p>19,46%</text:p>
          </table:table-cell>
          <table:table-cell table:style-name="ce119" office:value-type="percentage" office:value="0.144" calcext:value-type="percentage">
            <text:p>14,40%</text:p>
          </table:table-cell>
          <table:table-cell table:style-name="ce119" office:value-type="percentage" office:value="0.9104" calcext:value-type="percentage">
            <text:p>91,04%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1" office:value-type="string" calcext:value-type="string">
            <text:p>FaceMorpher</text:p>
          </table:table-cell>
          <table:table-cell table:style-name="ce119" office:value-type="percentage" office:value="0.827" calcext:value-type="percentage">
            <text:p>82,70%</text:p>
          </table:table-cell>
          <table:table-cell table:style-name="ce119" office:value-type="percentage" office:value="0.8663" calcext:value-type="percentage">
            <text:p>86,63%</text:p>
          </table:table-cell>
          <table:table-cell table:style-name="ce119" office:value-type="percentage" office:value="0.9955" calcext:value-type="percentage">
            <text:p>99,55%</text:p>
          </table:table-cell>
          <table:table-cell table:style-name="ce119" office:value-type="percentage" office:value="0.79" calcext:value-type="percentage">
            <text:p>79,00%</text:p>
          </table:table-cell>
          <table:table-cell table:style-name="ce119" office:value-type="percentage" office:value="0.852" calcext:value-type="percentage">
            <text:p>85,20%</text:p>
          </table:table-cell>
          <table:table-cell table:style-name="ce119" office:value-type="percentage" office:value="0.9879" calcext:value-type="percentage">
            <text:p>98,79%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1" office:value-type="string" calcext:value-type="string">
            <text:p>OpenCV</text:p>
          </table:table-cell>
          <table:table-cell table:style-name="ce119" office:value-type="percentage" office:value="0.7929" calcext:value-type="percentage">
            <text:p>79,29%</text:p>
          </table:table-cell>
          <table:table-cell table:style-name="ce119" office:value-type="percentage" office:value="0.8534" calcext:value-type="percentage">
            <text:p>85,34%</text:p>
          </table:table-cell>
          <table:table-cell table:style-name="ce119" office:value-type="percentage" office:value="0.9924" calcext:value-type="percentage">
            <text:p>99,24%</text:p>
          </table:table-cell>
          <table:table-cell table:style-name="ce119" office:value-type="percentage" office:value="0.7438" calcext:value-type="percentage">
            <text:p>74,38%</text:p>
          </table:table-cell>
          <table:table-cell table:style-name="ce119" office:value-type="percentage" office:value="0.7974" calcext:value-type="percentage">
            <text:p>79,74%</text:p>
          </table:table-cell>
          <table:table-cell table:style-name="ce119" office:value-type="percentage" office:value="0.8511" calcext:value-type="percentage">
            <text:p>85,11%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1" office:value-type="string" calcext:value-type="string">
            <text:p>StyleGAN</text:p>
          </table:table-cell>
          <table:table-cell table:style-name="ce119" office:value-type="percentage" office:value="0.7024" calcext:value-type="percentage">
            <text:p>70,24%</text:p>
          </table:table-cell>
          <table:table-cell table:style-name="ce119" office:value-type="percentage" office:value="0.7168" calcext:value-type="percentage">
            <text:p>71,68%</text:p>
          </table:table-cell>
          <table:table-cell table:style-name="ce119" office:value-type="percentage" office:value="0.9094" calcext:value-type="percentage">
            <text:p>90,94%</text:p>
          </table:table-cell>
          <table:table-cell table:style-name="ce119" office:value-type="percentage" office:value="0.7002" calcext:value-type="percentage">
            <text:p>70,02%</text:p>
          </table:table-cell>
          <table:table-cell table:style-name="ce119" office:value-type="percentage" office:value="0.7183" calcext:value-type="percentage">
            <text:p>71,83%</text:p>
          </table:table-cell>
          <table:table-cell table:style-name="ce119" office:value-type="percentage" office:value="0.8459" calcext:value-type="percentage">
            <text:p>84,59%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1" office:value-type="string" calcext:value-type="string">
            <text:p>WebMorph</text:p>
          </table:table-cell>
          <table:table-cell table:style-name="ce119" office:value-type="percentage" office:value="0.1693" calcext:value-type="percentage">
            <text:p>16,93%</text:p>
          </table:table-cell>
          <table:table-cell table:style-name="ce119" office:value-type="percentage" office:value="0.1587" calcext:value-type="percentage">
            <text:p>15,87%</text:p>
          </table:table-cell>
          <table:table-cell table:style-name="ce119" office:value-type="percentage" office:value="0.5586" calcext:value-type="percentage">
            <text:p>55,86%</text:p>
          </table:table-cell>
          <table:table-cell table:style-name="ce119" office:value-type="percentage" office:value="0.1686" calcext:value-type="percentage">
            <text:p>16,86%</text:p>
          </table:table-cell>
          <table:table-cell table:style-name="ce119" office:value-type="percentage" office:value="0.1587" calcext:value-type="percentage">
            <text:p>15,87%</text:p>
          </table:table-cell>
          <table:table-cell table:style-name="ce119" office:value-type="percentage" office:value="0.8844" calcext:value-type="percentage">
            <text:p>88,44%</text:p>
          </table:table-cell>
          <table:table-cell table:number-columns-repeated="16372"/>
        </table:table-row>
        <table:table-row table:style-name="ro6">
          <table:table-cell table:number-columns-repeated="5"/>
          <table:table-cell table:style-name="ce111" office:value-type="string" calcext:value-type="string">
            <text:p>MEDIA</text:p>
          </table:table-cell>
          <table:table-cell table:style-name="ce119" table:formula="of:=AVERAGE([.G23:.G27])" office:value-type="percentage" office:value="0.53372" calcext:value-type="percentage">
            <text:p>53,37%</text:p>
          </table:table-cell>
          <table:table-cell table:style-name="ce119" table:formula="of:=AVERAGE([.H23:.H27])" office:value-type="percentage" office:value="0.54856" calcext:value-type="percentage">
            <text:p>54,86%</text:p>
          </table:table-cell>
          <table:table-cell table:style-name="ce119" table:formula="of:=AVERAGE([.I23:.I27])" office:value-type="percentage" office:value="0.87318" calcext:value-type="percentage">
            <text:p>87,32%</text:p>
          </table:table-cell>
          <table:table-cell table:style-name="ce119" table:formula="of:=AVERAGE([.J23:.J27])" office:value-type="percentage" office:value="0.51944" calcext:value-type="percentage">
            <text:p>51,94%</text:p>
          </table:table-cell>
          <table:table-cell table:style-name="ce119" table:formula="of:=AVERAGE([.K23:.K27])" office:value-type="percentage" office:value="0.53408" calcext:value-type="percentage">
            <text:p>53,41%</text:p>
          </table:table-cell>
          <table:table-cell table:style-name="ce119" table:formula="of:=AVERAGE([.L23:.L27])" office:value-type="percentage" office:value="0.89594" calcext:value-type="percentage">
            <text:p>89,59%</text:p>
          </table:table-cell>
          <table:table-cell table:number-columns-repeated="16372"/>
        </table:table-row>
        <table:table-row table:style-name="ro7">
          <table:table-cell table:number-columns-repeated="5"/>
          <table:table-cell table:style-name="Default" table:number-columns-repeated="7"/>
          <table:table-cell table:number-columns-repeated="16372"/>
        </table:table-row>
        <table:table-row table:style-name="ro3" table:number-rows-repeated="104854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2">
        <table:table-column table:style-name="co6" table:default-cell-style-name="ce94"/>
        <table:table-column table:style-name="co8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3" table:default-cell-style-name="ce94"/>
        <table:table-column table:style-name="co14" table:default-cell-style-name="ce94"/>
        <table:table-column table:style-name="co9" table:default-cell-style-name="ce94"/>
        <table:table-column table:style-name="co15" table:default-cell-style-name="ce94"/>
        <table:table-column table:style-name="co11" table:default-cell-style-name="ce94"/>
        <table:table-column table:style-name="co16" table:default-cell-style-name="ce94"/>
        <table:table-column table:style-name="co11" table:default-cell-style-name="ce94"/>
        <table:table-column table:style-name="co13" table:default-cell-style-name="ce94"/>
        <table:table-column table:style-name="co14" table:default-cell-style-name="ce94"/>
        <table:table-column table:style-name="co9" table:default-cell-style-name="ce94"/>
        <table:table-column table:style-name="co17" table:default-cell-style-name="ce94"/>
        <table:table-column table:style-name="co11" table:default-cell-style-name="ce94"/>
        <table:table-column table:style-name="co18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3" table:default-cell-style-name="ce94"/>
        <table:table-column table:style-name="co14" table:default-cell-style-name="ce94"/>
        <table:table-column table:style-name="co9" table:default-cell-style-name="ce94"/>
        <table:table-column table:style-name="co19" table:default-cell-style-name="ce94"/>
        <table:table-column table:style-name="co11" table:default-cell-style-name="ce94"/>
        <table:table-column table:style-name="co20" table:default-cell-style-name="ce94"/>
        <table:table-column table:style-name="co11" table:default-cell-style-name="ce94"/>
        <table:table-column table:style-name="co13" table:default-cell-style-name="ce94"/>
        <table:table-column table:style-name="co14" table:default-cell-style-name="ce94"/>
        <table:table-column table:style-name="co9" table:default-cell-style-name="ce94"/>
        <table:table-column table:style-name="co19" table:default-cell-style-name="ce94"/>
        <table:table-column table:style-name="co11" table:default-cell-style-name="ce94"/>
        <table:table-column table:style-name="co20" table:default-cell-style-name="ce94"/>
        <table:table-column table:style-name="co11" table:default-cell-style-name="ce94"/>
        <table:table-column table:style-name="co13" table:default-cell-style-name="ce94"/>
        <table:table-column table:style-name="co6" table:number-columns-repeated="16342" table:default-cell-style-name="ce94"/>
        <table:table-row table:style-name="ro3" table:number-rows-repeated="3">
          <table:table-cell table:number-columns-repeated="16384"/>
        </table:table-row>
        <table:table-row table:style-name="ro8">
          <table:table-cell/>
          <table:table-cell table:style-name="ce38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38" office:value-type="string" calcext:value-type="string" table:number-columns-spanned="7" table:number-rows-spanned="1">
            <text:p>VarianceThreshold (Not Merged)</text:p>
          </table:table-cell>
          <table:covered-table-cell table:number-columns-repeated="6"/>
          <table:table-cell table:style-name="ce38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9">
          <table:table-cell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4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0">
          <table:table-cell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450" calcext:value-type="float">
            <text:p>1450</text:p>
          </table:table-cell>
          <table:table-cell table:style-name="ce96" office:value-type="float" office:value="725" calcext:value-type="float">
            <text:p>725</text:p>
          </table:table-cell>
          <table:table-cell table:style-name="ce46" office:value-type="float" office:value="1729" calcext:value-type="float">
            <text:p>1729</text:p>
          </table:table-cell>
          <table:table-cell table:style-name="ce96" office:value-type="float" office:value="446" calcext:value-type="float">
            <text:p>446</text:p>
          </table:table-cell>
          <table:table-cell table:style-name="ce46" office:value-type="float" office:value="1161" calcext:value-type="float">
            <text:p>1161</text:p>
          </table:table-cell>
          <table:table-cell table:style-name="ce96" office:value-type="float" office:value="1014" calcext:value-type="float">
            <text:p>1014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203" calcext:value-type="float">
            <text:p>203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72" calcext:value-type="float">
            <text:p>172</text:p>
          </table:table-cell>
          <table:table-cell table:style-name="ce96" office:value-type="float" office:value="32" calcext:value-type="float">
            <text:p>32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0">
          <table:table-cell/>
          <table:covered-table-cell/>
          <table:table-cell table:style-name="ce131" office:value-type="float" office:value="1709" calcext:value-type="float">
            <text:p>1709</text:p>
          </table:table-cell>
          <table:table-cell table:style-name="ce50" office:value-type="float" office:value="466" calcext:value-type="float">
            <text:p>466</text:p>
          </table:table-cell>
          <table:table-cell table:style-name="ce131" office:value-type="float" office:value="2166" calcext:value-type="float">
            <text:p>2166</text:p>
          </table:table-cell>
          <table:table-cell table:style-name="ce50" office:value-type="float" office:value="9" calcext:value-type="float">
            <text:p>9</text:p>
          </table:table-cell>
          <table:table-cell table:style-name="ce131" office:value-type="float" office:value="2045" calcext:value-type="float">
            <text:p>2045</text:p>
          </table:table-cell>
          <table:table-cell table:style-name="ce50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131" office:value-type="float" office:value="1977" calcext:value-type="float">
            <text:p>1977</text:p>
          </table:table-cell>
          <table:table-cell table:style-name="ce50" office:value-type="float" office:value="198" calcext:value-type="float">
            <text:p>198</text:p>
          </table:table-cell>
          <table:table-cell table:style-name="ce131" office:value-type="float" office:value="2037" calcext:value-type="float">
            <text:p>2037</text:p>
          </table:table-cell>
          <table:table-cell table:style-name="ce50" office:value-type="float" office:value="138" calcext:value-type="float">
            <text:p>138</text:p>
          </table:table-cell>
          <table:table-cell table:style-name="ce131" office:value-type="float" office:value="1585" calcext:value-type="float">
            <text:p>1585</text:p>
          </table:table-cell>
          <table:table-cell table:style-name="ce50" office:value-type="float" office:value="590" calcext:value-type="float">
            <text:p>590</text:p>
          </table:table-cell>
          <table:covered-table-cell/>
          <table:table-cell table:style-name="ce131" office:value-type="float" office:value="1974" calcext:value-type="float">
            <text:p>1974</text:p>
          </table:table-cell>
          <table:table-cell table:style-name="ce50" office:value-type="float" office:value="201" calcext:value-type="float">
            <text:p>201</text:p>
          </table:table-cell>
          <table:table-cell table:style-name="ce131" office:value-type="float" office:value="2107" calcext:value-type="float">
            <text:p>2107</text:p>
          </table:table-cell>
          <table:table-cell table:style-name="ce50" office:value-type="float" office:value="68" calcext:value-type="float">
            <text:p>68</text:p>
          </table:table-cell>
          <table:table-cell table:style-name="ce131" office:value-type="float" office:value="1847" calcext:value-type="float">
            <text:p>1847</text:p>
          </table:table-cell>
          <table:table-cell table:style-name="ce50" office:value-type="float" office:value="328" calcext:value-type="float">
            <text:p>328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1">
          <table:table-cell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968" calcext:value-type="float">
            <text:p>1968</text:p>
          </table:table-cell>
          <table:table-cell table:style-name="ce96" office:value-type="float" office:value="207" calcext:value-type="float">
            <text:p>207</text:p>
          </table:table-cell>
          <table:table-cell table:style-name="ce46" office:value-type="float" office:value="720" calcext:value-type="float">
            <text:p>720</text:p>
          </table:table-cell>
          <table:table-cell table:style-name="ce96" office:value-type="float" office:value="502" calcext:value-type="float">
            <text:p>502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2">
          <table:table-cell/>
          <table:covered-table-cell/>
          <table:table-cell table:style-name="ce131" office:value-type="float" office:value="358" calcext:value-type="float">
            <text:p>358</text:p>
          </table:table-cell>
          <table:table-cell table:style-name="ce50" office:value-type="float" office:value="864" calcext:value-type="float">
            <text:p>864</text:p>
          </table:table-cell>
          <table:table-cell table:style-name="ce131" office:value-type="float" office:value="1133" calcext:value-type="float">
            <text:p>1133</text:p>
          </table:table-cell>
          <table:table-cell table:style-name="ce50" office:value-type="float" office:value="89" calcext:value-type="float">
            <text:p>89</text:p>
          </table:table-cell>
          <table:table-cell table:style-name="ce131" office:value-type="float" office:value="1222" calcext:value-type="float">
            <text:p>1222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131" office:value-type="float" office:value="339" calcext:value-type="float">
            <text:p>339</text:p>
          </table:table-cell>
          <table:table-cell table:style-name="ce50" office:value-type="float" office:value="883" calcext:value-type="float">
            <text:p>883</text:p>
          </table:table-cell>
          <table:table-cell table:style-name="ce131" office:value-type="float" office:value="279" calcext:value-type="float">
            <text:p>279</text:p>
          </table:table-cell>
          <table:table-cell table:style-name="ce50" office:value-type="float" office:value="943" calcext:value-type="float">
            <text:p>943</text:p>
          </table:table-cell>
          <table:table-cell table:style-name="ce131" office:value-type="float" office:value="217" calcext:value-type="float">
            <text:p>217</text:p>
          </table:table-cell>
          <table:table-cell table:style-name="ce50" office:value-type="float" office:value="1005" calcext:value-type="float">
            <text:p>1005</text:p>
          </table:table-cell>
          <table:covered-table-cell/>
          <table:table-cell table:style-name="ce131" office:value-type="float" office:value="262" calcext:value-type="float">
            <text:p>262</text:p>
          </table:table-cell>
          <table:table-cell table:style-name="ce50" office:value-type="float" office:value="960" calcext:value-type="float">
            <text:p>960</text:p>
          </table:table-cell>
          <table:table-cell table:style-name="ce131" office:value-type="float" office:value="275" calcext:value-type="float">
            <text:p>275</text:p>
          </table:table-cell>
          <table:table-cell table:style-name="ce50" office:value-type="float" office:value="947" calcext:value-type="float">
            <text:p>947</text:p>
          </table:table-cell>
          <table:table-cell table:style-name="ce131" office:value-type="float" office:value="235" calcext:value-type="float">
            <text:p>235</text:p>
          </table:table-cell>
          <table:table-cell table:style-name="ce50" office:value-type="float" office:value="987" calcext:value-type="float">
            <text:p>987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3">
          <table:table-cell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547" calcext:value-type="float">
            <text:p>547</text:p>
          </table:table-cell>
          <table:table-cell table:style-name="ce96" office:value-type="float" office:value="674" calcext:value-type="float">
            <text:p>674</text:p>
          </table:table-cell>
          <table:table-cell table:style-name="ce46" office:value-type="float" office:value="720" calcext:value-type="float">
            <text:p>720</text:p>
          </table:table-cell>
          <table:table-cell table:style-name="ce96" office:value-type="float" office:value="501" calcext:value-type="float">
            <text:p>501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4">
          <table:table-cell/>
          <table:covered-table-cell/>
          <table:table-cell table:style-name="ce131" office:value-type="float" office:value="406" calcext:value-type="float">
            <text:p>406</text:p>
          </table:table-cell>
          <table:table-cell table:style-name="ce50" office:value-type="float" office:value="815" calcext:value-type="float">
            <text:p>815</text:p>
          </table:table-cell>
          <table:table-cell table:style-name="ce131" office:value-type="float" office:value="1109" calcext:value-type="float">
            <text:p>1109</text:p>
          </table:table-cell>
          <table:table-cell table:style-name="ce50" office:value-type="float" office:value="112" calcext:value-type="float">
            <text:p>112</text:p>
          </table:table-cell>
          <table:table-cell table:style-name="ce131" office:value-type="float" office:value="1220" calcext:value-type="float">
            <text:p>1220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131" office:value-type="float" office:value="318" calcext:value-type="float">
            <text:p>318</text:p>
          </table:table-cell>
          <table:table-cell table:style-name="ce50" office:value-type="float" office:value="911" calcext:value-type="float">
            <text:p>911</text:p>
          </table:table-cell>
          <table:table-cell table:style-name="ce131" office:value-type="float" office:value="297" calcext:value-type="float">
            <text:p>297</text:p>
          </table:table-cell>
          <table:table-cell table:style-name="ce50" office:value-type="float" office:value="932" calcext:value-type="float">
            <text:p>932</text:p>
          </table:table-cell>
          <table:table-cell table:style-name="ce131" office:value-type="float" office:value="553" calcext:value-type="float">
            <text:p>553</text:p>
          </table:table-cell>
          <table:table-cell table:style-name="ce50" office:value-type="float" office:value="676" calcext:value-type="float">
            <text:p>676</text:p>
          </table:table-cell>
          <table:covered-table-cell/>
          <table:table-cell table:style-name="ce131" office:value-type="float" office:value="427" calcext:value-type="float">
            <text:p>427</text:p>
          </table:table-cell>
          <table:table-cell table:style-name="ce50" office:value-type="float" office:value="802" calcext:value-type="float">
            <text:p>802</text:p>
          </table:table-cell>
          <table:table-cell table:style-name="ce131" office:value-type="float" office:value="445" calcext:value-type="float">
            <text:p>445</text:p>
          </table:table-cell>
          <table:table-cell table:style-name="ce50" office:value-type="float" office:value="784" calcext:value-type="float">
            <text:p>784</text:p>
          </table:table-cell>
          <table:table-cell table:style-name="ce131" office:value-type="float" office:value="620" calcext:value-type="float">
            <text:p>620</text:p>
          </table:table-cell>
          <table:table-cell table:style-name="ce50" office:value-type="float" office:value="609" calcext:value-type="float">
            <text:p>609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1">
          <table:table-cell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541" calcext:value-type="float">
            <text:p>541</text:p>
          </table:table-cell>
          <table:table-cell table:style-name="ce96" office:value-type="float" office:value="681" calcext:value-type="float">
            <text:p>681</text:p>
          </table:table-cell>
          <table:table-cell table:style-name="ce46" office:value-type="float" office:value="1222" calcext:value-type="float">
            <text:p>122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222" calcext:value-type="float">
            <text:p>1222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89" calcext:value-type="float">
            <text:p>189</text:p>
          </table:table-cell>
          <table:table-cell table:style-name="ce96" office:value-type="float" office:value="15" calcext:value-type="float">
            <text:p>15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198" calcext:value-type="float">
            <text:p>198</text:p>
          </table:table-cell>
          <table:table-cell table:style-name="ce96" office:value-type="float" office:value="6" calcext:value-type="float">
            <text:p>6</text:p>
          </table:table-cell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95" calcext:value-type="float">
            <text:p>195</text:p>
          </table:table-cell>
          <table:table-cell table:style-name="ce96" office:value-type="float" office:value="9" calcext:value-type="float">
            <text:p>9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5">
          <table:table-cell/>
          <table:covered-table-cell/>
          <table:table-cell table:style-name="ce131" office:value-type="float" office:value="712" calcext:value-type="float">
            <text:p>712</text:p>
          </table:table-cell>
          <table:table-cell table:style-name="ce50" office:value-type="float" office:value="510" calcext:value-type="float">
            <text:p>510</text:p>
          </table:table-cell>
          <table:table-cell table:style-name="ce131" office:value-type="float" office:value="1117" calcext:value-type="float">
            <text:p>1117</text:p>
          </table:table-cell>
          <table:table-cell table:style-name="ce50" office:value-type="float" office:value="105" calcext:value-type="float">
            <text:p>105</text:p>
          </table:table-cell>
          <table:table-cell table:style-name="ce131" office:value-type="float" office:value="1117" calcext:value-type="float">
            <text:p>1117</text:p>
          </table:table-cell>
          <table:table-cell table:style-name="ce50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131" office:value-type="float" office:value="412" calcext:value-type="float">
            <text:p>412</text:p>
          </table:table-cell>
          <table:table-cell table:style-name="ce50" office:value-type="float" office:value="810" calcext:value-type="float">
            <text:p>810</text:p>
          </table:table-cell>
          <table:table-cell table:style-name="ce131" office:value-type="float" office:value="418" calcext:value-type="float">
            <text:p>418</text:p>
          </table:table-cell>
          <table:table-cell table:style-name="ce50" office:value-type="float" office:value="804" calcext:value-type="float">
            <text:p>804</text:p>
          </table:table-cell>
          <table:table-cell table:style-name="ce131" office:value-type="float" office:value="499" calcext:value-type="float">
            <text:p>499</text:p>
          </table:table-cell>
          <table:table-cell table:style-name="ce50" office:value-type="float" office:value="723" calcext:value-type="float">
            <text:p>723</text:p>
          </table:table-cell>
          <table:covered-table-cell/>
          <table:table-cell table:style-name="ce131" office:value-type="float" office:value="481" calcext:value-type="float">
            <text:p>481</text:p>
          </table:table-cell>
          <table:table-cell table:style-name="ce50" office:value-type="float" office:value="741" calcext:value-type="float">
            <text:p>741</text:p>
          </table:table-cell>
          <table:table-cell table:style-name="ce131" office:value-type="float" office:value="523" calcext:value-type="float">
            <text:p>523</text:p>
          </table:table-cell>
          <table:table-cell table:style-name="ce50" office:value-type="float" office:value="699" calcext:value-type="float">
            <text:p>699</text:p>
          </table:table-cell>
          <table:table-cell table:style-name="ce131" office:value-type="float" office:value="515" calcext:value-type="float">
            <text:p>515</text:p>
          </table:table-cell>
          <table:table-cell table:style-name="ce50" office:value-type="float" office:value="707" calcext:value-type="float">
            <text:p>707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6">
          <table:table-cell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547" calcext:value-type="float">
            <text:p>547</text:p>
          </table:table-cell>
          <table:table-cell table:style-name="ce96" office:value-type="float" office:value="674" calcext:value-type="float">
            <text:p>674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221" calcext:value-type="float">
            <text:p>122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13">
          <table:table-cell/>
          <table:covered-table-cell/>
          <table:table-cell table:style-name="ce131" office:value-type="float" office:value="914" calcext:value-type="float">
            <text:p>914</text:p>
          </table:table-cell>
          <table:table-cell table:style-name="ce50" office:value-type="float" office:value="307" calcext:value-type="float">
            <text:p>307</text:p>
          </table:table-cell>
          <table:table-cell table:style-name="ce131" office:value-type="float" office:value="1175" calcext:value-type="float">
            <text:p>1175</text:p>
          </table:table-cell>
          <table:table-cell table:style-name="ce50" office:value-type="float" office:value="46" calcext:value-type="float">
            <text:p>46</text:p>
          </table:table-cell>
          <table:table-cell table:style-name="ce131" office:value-type="float" office:value="1175" calcext:value-type="float">
            <text:p>1175</text:p>
          </table:table-cell>
          <table:table-cell table:style-name="ce50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131" office:value-type="float" office:value="1193" calcext:value-type="float">
            <text:p>1193</text:p>
          </table:table-cell>
          <table:table-cell table:style-name="ce50" office:value-type="float" office:value="28" calcext:value-type="float">
            <text:p>28</text:p>
          </table:table-cell>
          <table:table-cell table:style-name="ce131" office:value-type="float" office:value="1216" calcext:value-type="float">
            <text:p>1216</text:p>
          </table:table-cell>
          <table:table-cell table:style-name="ce50" office:value-type="float" office:value="5" calcext:value-type="float">
            <text:p>5</text:p>
          </table:table-cell>
          <table:table-cell table:style-name="ce131" office:value-type="float" office:value="1219" calcext:value-type="float">
            <text:p>1219</text:p>
          </table:table-cell>
          <table:table-cell table:style-name="ce50" office:value-type="float" office:value="2" calcext:value-type="float">
            <text:p>2</text:p>
          </table:table-cell>
          <table:covered-table-cell/>
          <table:table-cell table:style-name="ce131" office:value-type="float" office:value="1197" calcext:value-type="float">
            <text:p>1197</text:p>
          </table:table-cell>
          <table:table-cell table:style-name="ce50" office:value-type="float" office:value="24" calcext:value-type="float">
            <text:p>24</text:p>
          </table:table-cell>
          <table:table-cell table:style-name="ce131" office:value-type="float" office:value="1217" calcext:value-type="float">
            <text:p>1217</text:p>
          </table:table-cell>
          <table:table-cell table:style-name="ce50" office:value-type="float" office:value="4" calcext:value-type="float">
            <text:p>4</text:p>
          </table:table-cell>
          <table:table-cell table:style-name="ce131" office:value-type="float" office:value="1217" calcext:value-type="float">
            <text:p>1217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  <table:table-cell table:style-name="Default" table:number-columns-repeated="14"/>
          <table:table-cell table:number-columns-repeated="16342"/>
        </table:table-row>
        <table:table-row table:style-name="ro3" table:number-rows-repeated="2">
          <table:table-cell table:number-columns-repeated="16384"/>
        </table:table-row>
        <table:table-row table:style-name="ro17">
          <table:table-cell/>
          <table:table-cell table:style-name="ce89" office:value-type="string" calcext:value-type="string">
            <text:p>True Negative (TN)</text:p>
          </table:table-cell>
          <table:table-cell table:number-columns-repeated="16382"/>
        </table:table-row>
        <table:table-row table:style-name="ro17">
          <table:table-cell/>
          <table:table-cell table:style-name="ce90" office:value-type="string" calcext:value-type="string">
            <text:p>False Positive (FP)</text:p>
          </table:table-cell>
          <table:table-cell table:number-columns-repeated="5"/>
          <table:table-cell table:style-name="ce54" office:value-type="string" calcext:value-type="string">
            <text:p>[[ ] ]]</text:p>
          </table:table-cell>
          <table:table-cell table:number-columns-repeated="16376"/>
        </table:table-row>
        <table:table-row table:style-name="ro17">
          <table:table-cell/>
          <table:table-cell table:style-name="ce127" office:value-type="string" calcext:value-type="string">
            <text:p>False Negative (FN) </text:p>
          </table:table-cell>
          <table:table-cell table:number-columns-repeated="9"/>
          <table:table-cell table:style-name="ce38" office:value-type="string" calcext:value-type="string" table:number-columns-spanned="7" table:number-rows-spanned="1">
            <text:p>VarianceThreshold (Merged)</text:p>
          </table:table-cell>
          <table:covered-table-cell table:number-columns-repeated="6"/>
          <table:table-cell table:style-name="ce38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59"/>
        </table:table-row>
        <table:table-row table:style-name="ro17">
          <table:table-cell/>
          <table:table-cell table:style-name="ce92" office:value-type="string" calcext:value-type="string">
            <text:p>True Positive (TP)</text:p>
          </table:table-cell>
          <table:table-cell table:number-columns-repeated="9"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18">
          <table:table-cell table:number-columns-repeated="11"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96" office:value-type="float" office:value="94" calcext:value-type="float">
            <text:p>94</text:p>
          </table:table-cell>
          <table:table-cell table:number-columns-repeated="16359"/>
        </table:table-row>
        <table:table-row table:style-name="ro18">
          <table:table-cell table:number-columns-repeated="11"/>
          <table:covered-table-cell/>
          <table:table-cell table:style-name="ce131" office:value-type="float" office:value="1946" calcext:value-type="float">
            <text:p>1946</text:p>
          </table:table-cell>
          <table:table-cell table:style-name="ce50" office:value-type="float" office:value="229" calcext:value-type="float">
            <text:p>229</text:p>
          </table:table-cell>
          <table:table-cell table:style-name="ce131" office:value-type="float" office:value="1946" calcext:value-type="float">
            <text:p>1946</text:p>
          </table:table-cell>
          <table:table-cell table:style-name="ce50" office:value-type="float" office:value="229" calcext:value-type="float">
            <text:p>229</text:p>
          </table:table-cell>
          <table:table-cell table:style-name="ce131" office:value-type="float" office:value="1961" calcext:value-type="float">
            <text:p>1961</text:p>
          </table:table-cell>
          <table:table-cell table:style-name="ce50" office:value-type="float" office:value="214" calcext:value-type="float">
            <text:p>214</text:p>
          </table:table-cell>
          <table:covered-table-cell/>
          <table:table-cell table:style-name="ce131" office:value-type="float" office:value="1909" calcext:value-type="float">
            <text:p>1909</text:p>
          </table:table-cell>
          <table:table-cell table:style-name="ce50" office:value-type="float" office:value="266" calcext:value-type="float">
            <text:p>266</text:p>
          </table:table-cell>
          <table:table-cell table:style-name="ce131" office:value-type="float" office:value="2038" calcext:value-type="float">
            <text:p>2038</text:p>
          </table:table-cell>
          <table:table-cell table:style-name="ce50" office:value-type="float" office:value="137" calcext:value-type="float">
            <text:p>137</text:p>
          </table:table-cell>
          <table:table-cell table:style-name="ce131" office:value-type="float" office:value="161" calcext:value-type="float">
            <text:p>161</text:p>
          </table:table-cell>
          <table:table-cell table:style-name="ce50" office:value-type="float" office:value="2014" calcext:value-type="float">
            <text:p>2014</text:p>
          </table:table-cell>
          <table:table-cell table:number-columns-repeated="16359"/>
        </table:table-row>
        <table:table-row table:style-name="ro18">
          <table:table-cell table:number-columns-repeated="11"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01" calcext:value-type="float">
            <text:p>101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101" calcext:value-type="float">
            <text:p>101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number-columns-repeated="16359"/>
        </table:table-row>
        <table:table-row table:style-name="ro18">
          <table:table-cell table:number-columns-repeated="11"/>
          <table:covered-table-cell/>
          <table:table-cell table:style-name="ce131" office:value-type="float" office:value="232" calcext:value-type="float">
            <text:p>232</text:p>
          </table:table-cell>
          <table:table-cell table:style-name="ce50" office:value-type="float" office:value="990" calcext:value-type="float">
            <text:p>990</text:p>
          </table:table-cell>
          <table:table-cell table:style-name="ce131" office:value-type="float" office:value="230" calcext:value-type="float">
            <text:p>230</text:p>
          </table:table-cell>
          <table:table-cell table:style-name="ce50" office:value-type="float" office:value="992" calcext:value-type="float">
            <text:p>992</text:p>
          </table:table-cell>
          <table:table-cell table:style-name="ce131" office:value-type="float" office:value="280" calcext:value-type="float">
            <text:p>280</text:p>
          </table:table-cell>
          <table:table-cell table:style-name="ce50" office:value-type="float" office:value="942" calcext:value-type="float">
            <text:p>942</text:p>
          </table:table-cell>
          <table:covered-table-cell/>
          <table:table-cell table:style-name="ce131" office:value-type="float" office:value="343" calcext:value-type="float">
            <text:p>343</text:p>
          </table:table-cell>
          <table:table-cell table:style-name="ce50" office:value-type="float" office:value="879" calcext:value-type="float">
            <text:p>879</text:p>
          </table:table-cell>
          <table:table-cell table:style-name="ce131" office:value-type="float" office:value="222" calcext:value-type="float">
            <text:p>222</text:p>
          </table:table-cell>
          <table:table-cell table:style-name="ce50" office:value-type="float" office:value="1000" calcext:value-type="float">
            <text:p>1000</text:p>
          </table:table-cell>
          <table:table-cell table:style-name="ce131" office:value-type="float" office:value="14" calcext:value-type="float">
            <text:p>14</text:p>
          </table:table-cell>
          <table:table-cell table:style-name="ce50" office:value-type="float" office:value="1208" calcext:value-type="float">
            <text:p>1208</text:p>
          </table:table-cell>
          <table:table-cell table:number-columns-repeated="16359"/>
        </table:table-row>
        <table:table-row table:style-name="ro18">
          <table:table-cell table:number-columns-repeated="11"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96" calcext:value-type="float">
            <text:p>96</text:p>
          </table:table-cell>
          <table:table-cell table:style-name="ce96" office:value-type="float" office:value="6" calcext:value-type="float">
            <text:p>6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96" office:value-type="float" office:value="85" calcext:value-type="float">
            <text:p>85</text:p>
          </table:table-cell>
          <table:table-cell table:number-columns-repeated="16359"/>
        </table:table-row>
        <table:table-row table:style-name="ro18">
          <table:table-cell table:number-columns-repeated="11"/>
          <table:covered-table-cell/>
          <table:table-cell table:style-name="ce131" office:value-type="float" office:value="325" calcext:value-type="float">
            <text:p>325</text:p>
          </table:table-cell>
          <table:table-cell table:style-name="ce50" office:value-type="float" office:value="896" calcext:value-type="float">
            <text:p>896</text:p>
          </table:table-cell>
          <table:table-cell table:style-name="ce131" office:value-type="float" office:value="348" calcext:value-type="float">
            <text:p>348</text:p>
          </table:table-cell>
          <table:table-cell table:style-name="ce50" office:value-type="float" office:value="873" calcext:value-type="float">
            <text:p>873</text:p>
          </table:table-cell>
          <table:table-cell table:style-name="ce131" office:value-type="float" office:value="310" calcext:value-type="float">
            <text:p>310</text:p>
          </table:table-cell>
          <table:table-cell table:style-name="ce50" office:value-type="float" office:value="911" calcext:value-type="float">
            <text:p>911</text:p>
          </table:table-cell>
          <table:covered-table-cell/>
          <table:table-cell table:style-name="ce131" office:value-type="float" office:value="390" calcext:value-type="float">
            <text:p>390</text:p>
          </table:table-cell>
          <table:table-cell table:style-name="ce50" office:value-type="float" office:value="831" calcext:value-type="float">
            <text:p>831</text:p>
          </table:table-cell>
          <table:table-cell table:style-name="ce131" office:value-type="float" office:value="320" calcext:value-type="float">
            <text:p>320</text:p>
          </table:table-cell>
          <table:table-cell table:style-name="ce50" office:value-type="float" office:value="901" calcext:value-type="float">
            <text:p>901</text:p>
          </table:table-cell>
          <table:table-cell table:style-name="ce131" office:value-type="float" office:value="39" calcext:value-type="float">
            <text:p>39</text:p>
          </table:table-cell>
          <table:table-cell table:style-name="ce50" office:value-type="float" office:value="1282" calcext:value-type="float">
            <text:p>1282</text:p>
          </table:table-cell>
          <table:table-cell table:number-columns-repeated="16359"/>
        </table:table-row>
        <table:table-row table:style-name="ro18">
          <table:table-cell table:number-columns-repeated="11"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9" calcext:value-type="float">
            <text:p>99</text:p>
          </table:table-cell>
          <table:table-cell table:style-name="ce96" office:value-type="float" office:value="3" calcext:value-type="float">
            <text:p>3</text:p>
          </table:table-cell>
          <table:table-cell table:style-name="ce46" office:value-type="float" office:value="98" calcext:value-type="float">
            <text:p>98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97" calcext:value-type="float">
            <text:p>97</text:p>
          </table:table-cell>
          <table:table-cell table:style-name="ce96" office:value-type="float" office:value="5" calcext:value-type="float">
            <text:p>5</text:p>
          </table:table-cell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4" calcext:value-type="float">
            <text:p>94</text:p>
          </table:table-cell>
          <table:table-cell table:style-name="ce96" office:value-type="float" office:value="8" calcext:value-type="float">
            <text:p>8</text:p>
          </table:table-cell>
          <table:table-cell table:style-name="ce46" office:value-type="float" office:value="96" calcext:value-type="float">
            <text:p>96</text:p>
          </table:table-cell>
          <table:table-cell table:style-name="ce9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96" office:value-type="float" office:value="95" calcext:value-type="float">
            <text:p>95</text:p>
          </table:table-cell>
          <table:table-cell table:number-columns-repeated="16359"/>
        </table:table-row>
        <table:table-row table:style-name="ro18">
          <table:table-cell table:number-columns-repeated="11"/>
          <table:covered-table-cell/>
          <table:table-cell table:style-name="ce131" office:value-type="float" office:value="423" calcext:value-type="float">
            <text:p>423</text:p>
          </table:table-cell>
          <table:table-cell table:style-name="ce50" office:value-type="float" office:value="799" calcext:value-type="float">
            <text:p>799</text:p>
          </table:table-cell>
          <table:table-cell table:style-name="ce131" office:value-type="float" office:value="419" calcext:value-type="float">
            <text:p>419</text:p>
          </table:table-cell>
          <table:table-cell table:style-name="ce50" office:value-type="float" office:value="803" calcext:value-type="float">
            <text:p>803</text:p>
          </table:table-cell>
          <table:table-cell table:style-name="ce131" office:value-type="float" office:value="419" calcext:value-type="float">
            <text:p>419</text:p>
          </table:table-cell>
          <table:table-cell table:style-name="ce50" office:value-type="float" office:value="803" calcext:value-type="float">
            <text:p>803</text:p>
          </table:table-cell>
          <table:covered-table-cell/>
          <table:table-cell table:style-name="ce131" office:value-type="float" office:value="420" calcext:value-type="float">
            <text:p>420</text:p>
          </table:table-cell>
          <table:table-cell table:style-name="ce50" office:value-type="float" office:value="802" calcext:value-type="float">
            <text:p>802</text:p>
          </table:table-cell>
          <table:table-cell table:style-name="ce131" office:value-type="float" office:value="400" calcext:value-type="float">
            <text:p>400</text:p>
          </table:table-cell>
          <table:table-cell table:style-name="ce50" office:value-type="float" office:value="822" calcext:value-type="float">
            <text:p>822</text:p>
          </table:table-cell>
          <table:table-cell table:style-name="ce131" office:value-type="float" office:value="24" calcext:value-type="float">
            <text:p>24</text:p>
          </table:table-cell>
          <table:table-cell table:style-name="ce50" office:value-type="float" office:value="1198" calcext:value-type="float">
            <text:p>1198</text:p>
          </table:table-cell>
          <table:table-cell table:number-columns-repeated="16359"/>
        </table:table-row>
        <table:table-row table:style-name="ro18">
          <table:table-cell table:number-columns-repeated="11"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0" calcext:value-type="float">
            <text:p>100</text:p>
          </table:table-cell>
          <table:table-cell table:style-name="ce96" office:value-type="float" office:value="2" calcext:value-type="float">
            <text:p>2</text:p>
          </table:table-cell>
          <table:table-cell table:style-name="ce46" office:value-type="float" office:value="102" calcext:value-type="float">
            <text:p>102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96" office:value-type="float" office:value="68" calcext:value-type="float">
            <text:p>68</text:p>
          </table:table-cell>
          <table:table-cell table:number-columns-repeated="16359"/>
        </table:table-row>
        <table:table-row table:style-name="ro18">
          <table:table-cell table:number-columns-repeated="11"/>
          <table:covered-table-cell/>
          <table:table-cell table:style-name="ce131" office:value-type="float" office:value="1211" calcext:value-type="float">
            <text:p>1211</text:p>
          </table:table-cell>
          <table:table-cell table:style-name="ce50" office:value-type="float" office:value="10" calcext:value-type="float">
            <text:p>10</text:p>
          </table:table-cell>
          <table:table-cell table:style-name="ce131" office:value-type="float" office:value="1191" calcext:value-type="float">
            <text:p>1191</text:p>
          </table:table-cell>
          <table:table-cell table:style-name="ce50" office:value-type="float" office:value="30" calcext:value-type="float">
            <text:p>30</text:p>
          </table:table-cell>
          <table:table-cell table:style-name="ce131" office:value-type="float" office:value="1206" calcext:value-type="float">
            <text:p>1206</text:p>
          </table:table-cell>
          <table:table-cell table:style-name="ce50" office:value-type="float" office:value="15" calcext:value-type="float">
            <text:p>15</text:p>
          </table:table-cell>
          <table:covered-table-cell/>
          <table:table-cell table:style-name="ce131" office:value-type="float" office:value="1202" calcext:value-type="float">
            <text:p>1202</text:p>
          </table:table-cell>
          <table:table-cell table:style-name="ce50" office:value-type="float" office:value="19" calcext:value-type="float">
            <text:p>19</text:p>
          </table:table-cell>
          <table:table-cell table:style-name="ce131" office:value-type="float" office:value="1214" calcext:value-type="float">
            <text:p>1214</text:p>
          </table:table-cell>
          <table:table-cell table:style-name="ce50" office:value-type="float" office:value="7" calcext:value-type="float">
            <text:p>7</text:p>
          </table:table-cell>
          <table:table-cell table:style-name="ce131" office:value-type="float" office:value="74" calcext:value-type="float">
            <text:p>74</text:p>
          </table:table-cell>
          <table:table-cell table:style-name="ce50" office:value-type="float" office:value="1147" calcext:value-type="float">
            <text:p>1147</text:p>
          </table:table-cell>
          <table:table-cell table:number-columns-repeated="16359"/>
        </table:table-row>
        <table:table-row table:style-name="ro6">
          <table:table-cell table:number-columns-repeated="11"/>
          <table:table-cell table:style-name="Default" table:number-columns-repeated="14"/>
          <table:table-cell table:number-columns-repeated="16359"/>
        </table:table-row>
        <table:table-row table:style-name="ro6">
          <table:table-cell table:number-columns-repeated="16384"/>
        </table:table-row>
        <table:table-row table:style-name="ro4">
          <table:table-cell table:number-columns-repeated="11"/>
          <table:table-cell table:style-name="ce33" office:value-type="string" calcext:value-type="string" table:number-columns-spanned="7" table:number-rows-spanned="1">
            <text:p>VarianceThreshold (con Smile)</text:p>
          </table:table-cell>
          <table:covered-table-cell table:number-columns-repeated="6" table:style-name="ce27"/>
          <table:table-cell table:style-name="ce33" office:value-type="string" calcext:value-type="string" table:number-columns-spanned="7" table:number-rows-spanned="1">
            <text:p>PCA (con Smile)</text:p>
          </table:table-cell>
          <table:covered-table-cell table:number-columns-repeated="6" table:style-name="ce27"/>
          <table:table-cell table:number-columns-repeated="16359"/>
        </table:table-row>
        <table:table-row table:style-name="ro6">
          <table:table-cell table:number-columns-repeated="11"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style-name="ce42" office:value-type="string" calcext:value-type="string">
            <text:p>Confusion Matrix</text:p>
          </table:table-cell>
          <table:table-cell table:style-name="ce58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8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59"/>
        </table:table-row>
        <table:table-row table:style-name="ro6">
          <table:table-cell table:number-columns-repeated="11"/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92" calcext:value-type="float">
            <text:p>192</text:p>
          </table:table-cell>
          <table:table-cell table:style-name="ce96" office:value-type="float" office:value="12" calcext:value-type="float">
            <text:p>12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96" office:value-type="float" office:value="204" calcext:value-type="float">
            <text:p>204</text:p>
          </table:table-cell>
          <table:table-cell table:style-name="ce45" office:value-type="string" calcext:value-type="string" table:number-columns-spanned="1" table:number-rows-spanned="2">
            <text:p>AMSL</text:p>
          </table:table-cell>
          <table:table-cell table:style-name="ce46" office:value-type="float" office:value="199" calcext:value-type="float">
            <text:p>199</text:p>
          </table:table-cell>
          <table:table-cell table:style-name="ce96" office:value-type="float" office:value="5" calcext:value-type="float">
            <text:p>5</text:p>
          </table:table-cell>
          <table:table-cell table:style-name="ce46" office:value-type="float" office:value="203" calcext:value-type="float">
            <text:p>203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96" office:value-type="float" office:value="204" calcext:value-type="float">
            <text:p>204</text:p>
          </table:table-cell>
          <table:table-cell table:number-columns-repeated="16359"/>
        </table:table-row>
        <table:table-row table:style-name="ro6">
          <table:table-cell table:number-columns-repeated="11"/>
          <table:covered-table-cell/>
          <table:table-cell table:style-name="ce131" office:value-type="float" office:value="1862" calcext:value-type="float">
            <text:p>1862</text:p>
          </table:table-cell>
          <table:table-cell table:style-name="ce50" office:value-type="float" office:value="211" calcext:value-type="float">
            <text:p>211</text:p>
          </table:table-cell>
          <table:table-cell table:style-name="ce131" office:value-type="float" office:value="1941" calcext:value-type="float">
            <text:p>1941</text:p>
          </table:table-cell>
          <table:table-cell table:style-name="ce50" office:value-type="float" office:value="132" calcext:value-type="float">
            <text:p>132</text:p>
          </table:table-cell>
          <table:table-cell table:style-name="ce131" office:value-type="float" office:value="1" calcext:value-type="float">
            <text:p>1</text:p>
          </table:table-cell>
          <table:table-cell table:style-name="ce50" office:value-type="float" office:value="2072" calcext:value-type="float">
            <text:p>2072</text:p>
          </table:table-cell>
          <table:covered-table-cell/>
          <table:table-cell table:style-name="ce131" office:value-type="float" office:value="1829" calcext:value-type="float">
            <text:p>1829</text:p>
          </table:table-cell>
          <table:table-cell table:style-name="ce50" office:value-type="float" office:value="244" calcext:value-type="float">
            <text:p>244</text:p>
          </table:table-cell>
          <table:table-cell table:style-name="ce131" office:value-type="float" office:value="1948" calcext:value-type="float">
            <text:p>1948</text:p>
          </table:table-cell>
          <table:table-cell table:style-name="ce50" office:value-type="float" office:value="125" calcext:value-type="float">
            <text:p>125</text:p>
          </table:table-cell>
          <table:table-cell table:style-name="ce131" office:value-type="float" office:value="0" calcext:value-type="float">
            <text:p>0</text:p>
          </table:table-cell>
          <table:table-cell table:style-name="ce50" office:value-type="float" office:value="2073" calcext:value-type="float">
            <text:p>2073</text:p>
          </table:table-cell>
          <table:table-cell table:number-columns-repeated="16359"/>
        </table:table-row>
        <table:table-row table:style-name="ro6">
          <table:table-cell table:number-columns-repeated="11"/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2" calcext:value-type="float">
            <text:p>202</text:p>
          </table:table-cell>
          <table:table-cell table:style-name="ce96" office:value-type="float" office:value="2" calcext:value-type="float">
            <text:p>2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88" calcext:value-type="float">
            <text:p>188</text:p>
          </table:table-cell>
          <table:table-cell table:style-name="ce96" office:value-type="float" office:value="16" calcext:value-type="float">
            <text:p>16</text:p>
          </table:table-cell>
          <table:table-cell table:number-columns-repeated="16359"/>
        </table:table-row>
        <table:table-row table:style-name="ro6">
          <table:table-cell table:number-columns-repeated="11"/>
          <table:covered-table-cell/>
          <table:table-cell table:style-name="ce131" office:value-type="float" office:value="227" calcext:value-type="float">
            <text:p>227</text:p>
          </table:table-cell>
          <table:table-cell table:style-name="ce50" office:value-type="float" office:value="893" calcext:value-type="float">
            <text:p>893</text:p>
          </table:table-cell>
          <table:table-cell table:style-name="ce131" office:value-type="float" office:value="177" calcext:value-type="float">
            <text:p>177</text:p>
          </table:table-cell>
          <table:table-cell table:style-name="ce50" office:value-type="float" office:value="943" calcext:value-type="float">
            <text:p>943</text:p>
          </table:table-cell>
          <table:table-cell table:style-name="ce131" office:value-type="float" office:value="6" calcext:value-type="float">
            <text:p>6</text:p>
          </table:table-cell>
          <table:table-cell table:style-name="ce50" office:value-type="float" office:value="1114" calcext:value-type="float">
            <text:p>1114</text:p>
          </table:table-cell>
          <table:covered-table-cell/>
          <table:table-cell table:style-name="ce131" office:value-type="float" office:value="278" calcext:value-type="float">
            <text:p>278</text:p>
          </table:table-cell>
          <table:table-cell table:style-name="ce50" office:value-type="float" office:value="842" calcext:value-type="float">
            <text:p>842</text:p>
          </table:table-cell>
          <table:table-cell table:style-name="ce131" office:value-type="float" office:value="196" calcext:value-type="float">
            <text:p>196</text:p>
          </table:table-cell>
          <table:table-cell table:style-name="ce50" office:value-type="float" office:value="924" calcext:value-type="float">
            <text:p>924</text:p>
          </table:table-cell>
          <table:table-cell table:style-name="ce131" office:value-type="float" office:value="0" calcext:value-type="float">
            <text:p>0</text:p>
          </table:table-cell>
          <table:table-cell table:style-name="ce50" office:value-type="float" office:value="1120" calcext:value-type="float">
            <text:p>1120</text:p>
          </table:table-cell>
          <table:table-cell table:number-columns-repeated="16359"/>
        </table:table-row>
        <table:table-row table:style-name="ro6">
          <table:table-cell table:number-columns-repeated="11"/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0" calcext:value-type="float">
            <text:p>200</text:p>
          </table:table-cell>
          <table:table-cell table:style-name="ce96" office:value-type="float" office:value="4" calcext:value-type="float">
            <text:p>4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96" office:value-type="float" office:value="197" calcext:value-type="float">
            <text:p>197</text:p>
          </table:table-cell>
          <table:table-cell table:number-columns-repeated="16359"/>
        </table:table-row>
        <table:table-row table:style-name="ro6">
          <table:table-cell table:number-columns-repeated="11"/>
          <table:covered-table-cell/>
          <table:table-cell table:style-name="ce131" office:value-type="float" office:value="274" calcext:value-type="float">
            <text:p>274</text:p>
          </table:table-cell>
          <table:table-cell table:style-name="ce50" office:value-type="float" office:value="845" calcext:value-type="float">
            <text:p>845</text:p>
          </table:table-cell>
          <table:table-cell table:style-name="ce131" office:value-type="float" office:value="194" calcext:value-type="float">
            <text:p>194</text:p>
          </table:table-cell>
          <table:table-cell table:style-name="ce50" office:value-type="float" office:value="925" calcext:value-type="float">
            <text:p>925</text:p>
          </table:table-cell>
          <table:table-cell table:style-name="ce131" office:value-type="float" office:value="6" calcext:value-type="float">
            <text:p>6</text:p>
          </table:table-cell>
          <table:table-cell table:style-name="ce50" office:value-type="float" office:value="1113" calcext:value-type="float">
            <text:p>1113</text:p>
          </table:table-cell>
          <table:covered-table-cell/>
          <table:table-cell table:style-name="ce131" office:value-type="float" office:value="335" calcext:value-type="float">
            <text:p>335</text:p>
          </table:table-cell>
          <table:table-cell table:style-name="ce50" office:value-type="float" office:value="784" calcext:value-type="float">
            <text:p>784</text:p>
          </table:table-cell>
          <table:table-cell table:style-name="ce131" office:value-type="float" office:value="268" calcext:value-type="float">
            <text:p>268</text:p>
          </table:table-cell>
          <table:table-cell table:style-name="ce50" office:value-type="float" office:value="851" calcext:value-type="float">
            <text:p>851</text:p>
          </table:table-cell>
          <table:table-cell table:style-name="ce131" office:value-type="float" office:value="0" calcext:value-type="float">
            <text:p>0</text:p>
          </table:table-cell>
          <table:table-cell table:style-name="ce50" office:value-type="float" office:value="1119" calcext:value-type="float">
            <text:p>1119</text:p>
          </table:table-cell>
          <table:table-cell table:number-columns-repeated="16359"/>
        </table:table-row>
        <table:table-row table:style-name="ro6">
          <table:table-cell table:number-columns-repeated="11"/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161" calcext:value-type="float">
            <text:p>161</text:p>
          </table:table-cell>
          <table:table-cell table:style-name="ce96" office:value-type="float" office:value="43" calcext:value-type="float">
            <text:p>43</text:p>
          </table:table-cell>
          <table:table-cell table:style-name="ce45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86" calcext:value-type="float">
            <text:p>186</text:p>
          </table:table-cell>
          <table:table-cell table:style-name="ce96" office:value-type="float" office:value="18" calcext:value-type="float">
            <text:p>18</text:p>
          </table:table-cell>
          <table:table-cell table:style-name="ce46" office:value-type="float" office:value="191" calcext:value-type="float">
            <text:p>191</text:p>
          </table:table-cell>
          <table:table-cell table:style-name="ce9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96" office:value-type="float" office:value="204" calcext:value-type="float">
            <text:p>204</text:p>
          </table:table-cell>
          <table:table-cell table:number-columns-repeated="16359"/>
        </table:table-row>
        <table:table-row table:style-name="ro6">
          <table:table-cell table:number-columns-repeated="11"/>
          <table:covered-table-cell/>
          <table:table-cell table:style-name="ce131" office:value-type="float" office:value="381" calcext:value-type="float">
            <text:p>381</text:p>
          </table:table-cell>
          <table:table-cell table:style-name="ce50" office:value-type="float" office:value="739" calcext:value-type="float">
            <text:p>739</text:p>
          </table:table-cell>
          <table:table-cell table:style-name="ce131" office:value-type="float" office:value="362" calcext:value-type="float">
            <text:p>362</text:p>
          </table:table-cell>
          <table:table-cell table:style-name="ce50" office:value-type="float" office:value="758" calcext:value-type="float">
            <text:p>758</text:p>
          </table:table-cell>
          <table:table-cell table:style-name="ce131" office:value-type="float" office:value="77" calcext:value-type="float">
            <text:p>77</text:p>
          </table:table-cell>
          <table:table-cell table:style-name="ce50" office:value-type="float" office:value="1043" calcext:value-type="float">
            <text:p>1043</text:p>
          </table:table-cell>
          <table:covered-table-cell/>
          <table:table-cell table:style-name="ce131" office:value-type="float" office:value="379" calcext:value-type="float">
            <text:p>379</text:p>
          </table:table-cell>
          <table:table-cell table:style-name="ce50" office:value-type="float" office:value="741" calcext:value-type="float">
            <text:p>741</text:p>
          </table:table-cell>
          <table:table-cell table:style-name="ce131" office:value-type="float" office:value="360" calcext:value-type="float">
            <text:p>360</text:p>
          </table:table-cell>
          <table:table-cell table:style-name="ce50" office:value-type="float" office:value="760" calcext:value-type="float">
            <text:p>760</text:p>
          </table:table-cell>
          <table:table-cell table:style-name="ce131" office:value-type="float" office:value="0" calcext:value-type="float">
            <text:p>0</text:p>
          </table:table-cell>
          <table:table-cell table:style-name="ce50" office:value-type="float" office:value="1120" calcext:value-type="float">
            <text:p>1120</text:p>
          </table:table-cell>
          <table:table-cell table:number-columns-repeated="16359"/>
        </table:table-row>
        <table:table-row table:style-name="ro6">
          <table:table-cell table:number-columns-repeated="11"/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3" calcext:value-type="float">
            <text:p>203</text:p>
          </table:table-cell>
          <table:table-cell table:style-name="ce96" office:value-type="float" office:value="1" calcext:value-type="float">
            <text:p>1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176" calcext:value-type="float">
            <text:p>176</text:p>
          </table:table-cell>
          <table:table-cell table:style-name="ce96" office:value-type="float" office:value="28" calcext:value-type="float">
            <text:p>28</text:p>
          </table:table-cell>
          <table:table-cell table:style-name="ce45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96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96" office:value-type="float" office:value="153" calcext:value-type="float">
            <text:p>153</text:p>
          </table:table-cell>
          <table:table-cell table:number-columns-repeated="16359"/>
        </table:table-row>
        <table:table-row table:style-name="ro6">
          <table:table-cell table:number-columns-repeated="11"/>
          <table:covered-table-cell/>
          <table:table-cell table:style-name="ce131" office:value-type="float" office:value="1098" calcext:value-type="float">
            <text:p>1098</text:p>
          </table:table-cell>
          <table:table-cell table:style-name="ce50" office:value-type="float" office:value="21" calcext:value-type="float">
            <text:p>21</text:p>
          </table:table-cell>
          <table:table-cell table:style-name="ce131" office:value-type="float" office:value="1113" calcext:value-type="float">
            <text:p>1113</text:p>
          </table:table-cell>
          <table:table-cell table:style-name="ce50" office:value-type="float" office:value="6" calcext:value-type="float">
            <text:p>6</text:p>
          </table:table-cell>
          <table:table-cell table:style-name="ce131" office:value-type="float" office:value="556" calcext:value-type="float">
            <text:p>556</text:p>
          </table:table-cell>
          <table:table-cell table:style-name="ce50" office:value-type="float" office:value="563" calcext:value-type="float">
            <text:p>563</text:p>
          </table:table-cell>
          <table:covered-table-cell/>
          <table:table-cell table:style-name="ce131" office:value-type="float" office:value="1100" calcext:value-type="float">
            <text:p>1100</text:p>
          </table:table-cell>
          <table:table-cell table:style-name="ce50" office:value-type="float" office:value="19" calcext:value-type="float">
            <text:p>19</text:p>
          </table:table-cell>
          <table:table-cell table:style-name="ce131" office:value-type="float" office:value="1113" calcext:value-type="float">
            <text:p>1113</text:p>
          </table:table-cell>
          <table:table-cell table:style-name="ce50" office:value-type="float" office:value="6" calcext:value-type="float">
            <text:p>6</text:p>
          </table:table-cell>
          <table:table-cell table:style-name="ce131" office:value-type="float" office:value="0" calcext:value-type="float">
            <text:p>0</text:p>
          </table:table-cell>
          <table:table-cell table:style-name="ce50" office:value-type="float" office:value="1119" calcext:value-type="float">
            <text:p>1119</text:p>
          </table:table-cell>
          <table:table-cell table:number-columns-repeated="16359"/>
        </table:table-row>
        <table:table-row table:style-name="ro7" table:number-rows-repeated="2">
          <table:table-cell table:number-columns-repeated="11"/>
          <table:table-cell table:style-name="Default" table:number-columns-repeated="14"/>
          <table:table-cell table:number-columns-repeated="16359"/>
        </table:table-row>
        <table:table-row table:style-name="ro3" table:number-rows-repeated="104852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2:02:26.33974038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5-30T13:26:11.472001906</dc:date>
    <meta:editing-cycles>21</meta:editing-cycles>
    <meta:editing-duration>PT2H24M18S</meta:editing-duration>
    <meta:document-statistic meta:table-count="3" meta:cell-count="954" meta:object-count="0"/>
  </office:meta>
</office:document-meta>
</file>